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1" svg:font-family="Carlito"/>
    <style:font-face style:name="DejaVu Sans1" svg:font-family="'DejaVu Sans'"/>
    <style:font-face style:name="Liberation Sans2" svg:font-family="'Liberation Sans'"/>
    <style:font-face style:name="Bitstream Vera Sans1" svg:font-family="'Bitstream Vera Sans'" style:font-pitch="variable"/>
    <style:font-face style:name="Carlito" svg:font-family="Carlito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1155cc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solid" draw:fill-color="#1155cc"/>
    </style:style>
    <style:style style:name="P7" style:family="paragraph">
      <loext:graphic-properties draw:fill="none"/>
      <style:text-properties fo:font-size="14.5pt" style:font-size-asian="14.5pt" style:font-size-complex="14.5pt"/>
    </style:style>
    <style:style style:name="T1" style:family="text">
      <style:text-properties fo:color="#000000" loext:opacity="100%" style:font-name="Carlito1" fo:font-size="11pt" style:font-size-asian="11pt" style:font-name-complex="Carlito1" style:font-size-complex="11pt"/>
    </style:style>
    <style:style style:name="T2" style:family="text">
      <style:text-properties fo:color="#000000" loext:opacity="100%" style:font-name="Liberation Sans2" fo:font-size="14pt" fo:font-weight="bold" style:font-size-asian="14pt" style:font-name-complex="Liberation Sans2" style:font-size-complex="14pt" style:font-weight-complex="bold"/>
    </style:style>
    <style:style style:name="T3" style:family="text">
      <style:text-properties fo:color="#000000" loext:opacity="100%" style:font-name="Carlito1" fo:font-size="15pt" fo:font-weight="bold" style:font-size-asian="15pt" style:font-name-complex="Carlito1" style:font-size-complex="15pt" style:font-weight-complex="bold"/>
    </style:style>
    <style:style style:name="T4" style:family="text">
      <style:text-properties fo:color="#ce181e" loext:opacity="100%" style:font-name="Carlito1" fo:font-size="15pt" fo:font-weight="bold" style:font-size-asian="15pt" style:font-name-complex="Carlito1" style:font-size-complex="15pt" style:font-weight-complex="bold"/>
    </style:style>
    <style:style style:name="T5" style:family="text">
      <style:text-properties fo:color="#000000" loext:opacity="100%" style:font-name="Carlito1" fo:font-size="15pt" style:font-size-asian="15pt" style:font-name-complex="Carlito1" style:font-size-complex="15pt"/>
    </style:style>
    <style:style style:name="T6" style:family="text">
      <style:text-properties fo:color="#1155cc" loext:opacity="100%" style:font-name="Carlito1" fo:font-size="15pt" style:font-size-asian="15pt" style:font-name-complex="Carlito1" style:font-size-complex="15pt"/>
    </style:style>
    <style:style style:name="T7" style:family="text">
      <style:text-properties fo:color="#000000" loext:opacity="100%" style:font-name="Liberation Sans2" fo:font-size="11pt" style:font-size-asian="11pt" style:font-name-complex="Liberation Sans2" style:font-size-complex="11pt"/>
    </style:style>
    <style:style style:name="T8" style:family="text">
      <style:text-properties fo:color="#000000" loext:opacity="100%" style:font-name="Carlito1" fo:font-size="14pt" style:font-size-asian="14pt" style:font-name-complex="Carlito1" style:font-size-complex="14pt"/>
    </style:style>
    <style:style style:name="T9" style:family="text">
      <style:text-properties fo:color="#ff0000" loext:opacity="100%" style:font-name="Carlito1" fo:font-size="14pt" style:font-size-asian="14pt" style:font-name-complex="Carlito1" style:font-size-complex="14pt"/>
    </style:style>
    <style:style style:name="T10" style:family="text">
      <style:text-properties fo:color="#000000" loext:opacity="100%" style:font-name="DejaVu Sans1" fo:font-size="14pt" style:font-size-asian="14pt" style:font-name-complex="DejaVu Sans1" style:font-size-complex="14pt"/>
    </style:style>
    <style:style style:name="T11" style:family="text">
      <style:text-properties fo:color="#1155cc" loext:opacity="100%" style:font-name="Carlito1" fo:font-size="14pt" style:font-size-asian="14pt" style:font-name-complex="Carlito1" style:font-size-complex="14pt"/>
    </style:style>
    <style:style style:name="T12" style:family="text">
      <style:text-properties fo:color="#ce181e" loext:opacity="100%" style:font-name="Carlito1" fo:font-size="14pt" style:font-size-asian="14pt" style:font-name-complex="Carlito1" style:font-size-complex="14pt"/>
    </style:style>
    <style:style style:name="T13" style:family="text">
      <style:text-properties fo:color="#ff0000" loext:opacity="100%" style:font-name="DejaVu Sans1" fo:font-size="14pt" style:font-size-asian="14pt" style:font-name-complex="DejaVu Sans1" style:font-size-complex="14pt"/>
    </style:style>
    <style:style style:name="T14" style:family="text">
      <style:text-properties fo:color="#000000" loext:opacity="100%" style:font-name="Liberation Sans2" fo:font-size="14pt" style:font-size-asian="14pt" style:font-name-complex="Liberation Sans2" style:font-size-complex="14pt"/>
    </style:style>
    <style:style style:name="T15" style:family="text">
      <style:text-properties fo:color="#000000" loext:opacity="100%" style:font-name="Carlito1" fo:font-size="14pt" fo:font-weight="bold" style:font-size-asian="14pt" style:font-name-complex="Carlito1" style:font-size-complex="14pt" style:font-weight-complex="bold"/>
    </style:style>
    <style:style style:name="T16" style:family="text">
      <style:text-properties fo:color="#ff0000" loext:opacity="100%" style:font-name="Carlito1" fo:font-size="14pt" fo:font-weight="bold" style:font-size-asian="14pt" style:font-name-complex="Carlito1" style:font-size-complex="14pt" style:font-weight-complex="bold"/>
    </style:style>
    <style:style style:name="T17" style:family="text">
      <style:text-properties fo:color="#000000" loext:opacity="100%" style:font-name="Carlito1" fo:font-size="14pt" fo:font-style="italic" fo:font-weight="bold" style:font-size-asian="14pt" style:font-name-complex="Carlito1" style:font-size-complex="14pt" style:font-style-complex="italic" style:font-weight-complex="bold"/>
    </style:style>
    <style:style style:name="T18" style:family="text">
      <style:text-properties fo:color="#ff0000" loext:opacity="100%" style:font-name="Carlito1" fo:font-size="14pt" fo:font-style="italic" style:font-size-asian="14pt" style:font-name-complex="Carlito1" style:font-size-complex="14pt" style:font-style-complex="italic"/>
    </style:style>
    <style:style style:name="T19" style:family="text">
      <style:text-properties fo:color="#ff0000" loext:opacity="100%" style:font-name="DejaVu Sans1" fo:font-size="14.5pt" style:font-size-asian="14.5pt" style:font-name-complex="DejaVu Sans1" style:font-size-complex="1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0cm" svg:viewBox="0 0 21591 139701" draw:points="0,0 21591,0 21591,139701 0,139701">
          <text:p/>
        </draw:polygon>
        <draw:polygon draw:style-name="gr1" draw:text-style-name="P1" draw:layer="layout" svg:width="21.59cm" svg:height="27.914cm" svg:x="0cm" svg:y="0cm" svg:viewBox="0 0 21591 27915" draw:points="0,0 21591,0 21591,27915 0,27915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2" draw:text-style-name="P3" draw:layer="layout" svg:width="0.387cm" svg:height="0.39cm" svg:x="3.81cm" svg:y="2.6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.6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6.35cm" svg:y="2.6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7.62cm" svg:y="2.61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3.345cm" svg:height="0.556cm" svg:x="2.54cm" svg:y="3.525cm">
          <draw:text-box>
            <text:p text:style-name="P2"><text:span text:style-name="T2">CSC4200 – Homework 1 (Due – January 30th 10PM CST) </text:span></text:p>
          </draw:text-box>
        </draw:frame>
        <draw:frame draw:style-name="gr2" draw:text-style-name="P3" draw:layer="layout" svg:width="0.387cm" svg:height="0.39cm" svg:x="2.54cm" svg:y="4.57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.762cm" svg:height="0.53cm" svg:x="2.54cm" svg:y="5.505cm">
          <draw:text-box>
            <text:p text:style-name="P2"><text:span text:style-name="T3">Initial Setup </text:span></text:p>
          </draw:text-box>
        </draw:frame>
        <draw:frame draw:style-name="gr2" draw:text-style-name="P3" draw:layer="layout" svg:width="0.387cm" svg:height="0.39cm" svg:x="2.54cm" svg:y="6.53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5.708cm" svg:height="0.53cm" svg:x="2.54cm" svg:y="7.463cm">
          <draw:text-box>
            <text:p text:style-name="P2"><text:span text:style-name="T4">You are allowed to collaborate with other students on this portion. This</text:span></text:p>
          </draw:text-box>
        </draw:frame>
        <draw:frame draw:style-name="gr4" draw:text-style-name="P5" draw:layer="layout" svg:width="0.528cm" svg:height="0.53cm" svg:x="3.383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4.297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6.248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6.914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9.606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0.799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2.203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4.309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5.05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6.03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7.985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528cm" svg:height="0.53cm" svg:x="19.043cm" svg:y="7.46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4.57cm" svg:height="0.53cm" svg:x="2.54cm" svg:y="8.098cm">
          <draw:text-box>
            <text:p text:style-name="P2"><text:span text:style-name="T4">portion is ungraded. </text:span></text:p>
          </draw:text-box>
        </draw:frame>
        <draw:frame draw:style-name="gr2" draw:text-style-name="P3" draw:layer="layout" svg:width="0.387cm" svg:height="0.39cm" svg:x="2.54cm" svg:y="9.12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0.767cm" svg:height="0.53cm" svg:x="2.381cm" svg:y="10.056cm">
          <draw:text-box>
            <text:p text:style-name="P2"><text:span text:style-name="T5">1) Set up a Google Cloud account by visiting here: </text:span></text:p>
          </draw:text-box>
        </draw:frame>
        <draw:frame draw:style-name="gr4" draw:text-style-name="P5" draw:layer="layout" svg:width="6.873cm" svg:height="0.53cm" svg:x="3.81cm" svg:y="11.114cm">
          <draw:text-box>
            <text:p text:style-name="P2"><text:span text:style-name="T6">https://cloud.google.com/free/ </text:span></text:p>
          </draw:text-box>
        </draw:frame>
        <draw:frame draw:style-name="gr2" draw:text-style-name="P3" draw:layer="layout" svg:width="0.387cm" svg:height="0.39cm" svg:x="2.54cm" svg:y="12.144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8.511cm" svg:height="0.53cm" svg:x="2.54cm" svg:y="13.072cm">
          <draw:text-box>
            <text:p text:style-name="P2"><text:span text:style-name="T5">Make sure you receive the $300 credit. </text:span></text:p>
          </draw:text-box>
        </draw:frame>
        <draw:frame draw:style-name="gr2" draw:text-style-name="P3" draw:layer="layout" svg:width="0.387cm" svg:height="0.39cm" svg:x="2.54cm" svg:y="14.10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344cm" svg:height="0.53cm" svg:x="2.381cm" svg:y="15.03cm">
          <draw:text-box>
            <text:p text:style-name="P2"><text:span text:style-name="T5">2) Sign in, go to console. </text:span></text:p>
          </draw:text-box>
        </draw:frame>
        <draw:frame draw:style-name="gr4" draw:text-style-name="P5" draw:layer="layout" svg:width="7.588cm" svg:height="0.53cm" svg:x="3.81cm" svg:y="16.088cm">
          <draw:text-box>
            <text:p text:style-name="P2"><text:span text:style-name="T6">https://console.cloud.google.com/ </text:span></text:p>
          </draw:text-box>
        </draw:frame>
        <draw:frame draw:style-name="gr2" draw:text-style-name="P3" draw:layer="layout" svg:width="0.387cm" svg:height="0.39cm" svg:x="2.54cm" svg:y="17.11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548cm" svg:height="0.53cm" svg:x="2.381cm" svg:y="18.046cm">
          <draw:text-box>
            <text:p text:style-name="P2"><text:span text:style-name="T5">3) From Menu on the left,</text:span></text:p>
          </draw:text-box>
        </draw:frame>
        <draw:frame draw:style-name="gr4" draw:text-style-name="P5" draw:layer="layout" svg:width="5.353cm" svg:height="0.53cm" svg:x="8.939cm" svg:y="18.046cm">
          <draw:text-box>
            <text:p text:style-name="P2"><text:span text:style-name="T5">go to “Compute Engine”,</text:span></text:p>
          </draw:text-box>
        </draw:frame>
        <draw:frame draw:style-name="gr4" draw:text-style-name="P5" draw:layer="layout" svg:width="3.638cm" svg:height="0.53cm" svg:x="15.014cm" svg:y="18.046cm">
          <draw:text-box>
            <text:p text:style-name="P2"><text:span text:style-name="T5">and click on “VM</text:span></text:p>
          </draw:text-box>
        </draw:frame>
        <draw:frame draw:style-name="gr4" draw:text-style-name="P5" draw:layer="layout" svg:width="0.528cm" svg:height="0.53cm" svg:x="4.145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5.697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6.53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7.528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8.661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9.469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0.202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2.682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4.764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5.822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7.007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7.815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28cm" svg:height="0.53cm" svg:x="19.039cm" svg:y="18.0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356cm" svg:height="0.53cm" svg:x="3.016cm" svg:y="18.681cm">
          <draw:text-box>
            <text:p text:style-name="P2"><text:span text:style-name="T5">instances” </text:span></text:p>
          </draw:text-box>
        </draw:frame>
        <draw:frame draw:style-name="gr2" draw:text-style-name="P3" draw:layer="layout" svg:width="0.387cm" svg:height="0.39cm" svg:x="2.54cm" svg:y="19.71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4.052cm" svg:height="0.53cm" svg:x="2.381cm" svg:y="20.639cm">
          <draw:text-box>
            <text:p text:style-name="P2"><text:span text:style-name="T5">4) Create an instance. Make sure of the following configurations: </text:span></text:p>
          </draw:text-box>
        </draw:frame>
        <draw:frame draw:style-name="gr2" draw:text-style-name="P3" draw:layer="layout" svg:width="0.387cm" svg:height="0.433cm" svg:x="3.175cm" svg:y="21.317cm">
          <draw:text-box>
            <text:p text:style-name="P2"><text:span text:style-name="T7">●</text:span></text:p>
          </draw:text-box>
        </draw:frame>
        <draw:frame draw:style-name="gr4" draw:text-style-name="P5" draw:layer="layout" svg:width="1.996cm" svg:height="0.53cm" svg:x="3.81cm" svg:y="21.274cm">
          <draw:text-box>
            <text:p text:style-name="P2"><text:span text:style-name="T5">Machine </text:span></text:p>
          </draw:text-box>
        </draw:frame>
        <draw:frame draw:style-name="gr4" draw:text-style-name="P5" draw:layer="layout" svg:width="4.392cm" svg:height="0.53cm" svg:x="6.35cm" svg:y="21.274cm">
          <draw:text-box>
            <text:p text:style-name="P2"><text:span text:style-name="T5">type: n1-standard-2 </text:span></text:p>
          </draw:text-box>
        </draw:frame>
        <draw:frame draw:style-name="gr2" draw:text-style-name="P3" draw:layer="layout" svg:width="0.387cm" svg:height="0.39cm" svg:x="3.81cm" svg:y="21.9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1.9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2.587cm">
          <draw:text-box>
            <text:p text:style-name="P2"><text:span text:style-name="T7">●</text:span></text:p>
          </draw:text-box>
        </draw:frame>
        <draw:frame draw:style-name="gr4" draw:text-style-name="P5" draw:layer="layout" svg:width="6.53cm" svg:height="0.53cm" svg:x="3.81cm" svg:y="22.544cm">
          <draw:text-box>
            <text:p text:style-name="P2"><text:span text:style-name="T5">Boot <text:s/>disk – Ubuntu 18.04 LTS </text:span></text:p>
          </draw:text-box>
        </draw:frame>
        <draw:frame draw:style-name="gr2" draw:text-style-name="P3" draw:layer="layout" svg:width="0.387cm" svg:height="0.39cm" svg:x="3.81cm" svg:y="23.2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3.2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3.857cm">
          <draw:text-box>
            <text:p text:style-name="P2"><text:span text:style-name="T7">●</text:span></text:p>
          </draw:text-box>
        </draw:frame>
        <draw:frame draw:style-name="gr4" draw:text-style-name="P5" draw:layer="layout" svg:width="1.018cm" svg:height="0.53cm" svg:x="3.81cm" svg:y="23.814cm">
          <draw:text-box>
            <text:p text:style-name="P2"><text:span text:style-name="T5">Disk </text:span></text:p>
          </draw:text-box>
        </draw:frame>
        <draw:polygon draw:style-name="gr5" draw:text-style-name="P6" draw:layer="layout" svg:width="6.774cm" svg:height="0.028cm" svg:x="3.81cm" svg:y="11.534cm" svg:viewBox="0 0 6775 29" draw:points="0,0 6775,0 6775,29 0,29">
          <text:p/>
        </draw:polygon>
        <draw:polygon draw:style-name="gr5" draw:text-style-name="P6" draw:layer="layout" svg:width="7.461cm" svg:height="0.026cm" svg:x="3.81cm" svg:y="16.51cm" svg:viewBox="0 0 7462 27" draw:points="0,0 7462,0 7462,27 0,27">
          <text:p/>
        </draw:polygon>
        <draw:frame draw:style-name="gr4" draw:text-style-name="P5" draw:layer="layout" svg:width="2.694cm" svg:height="0.53cm" svg:x="5.08cm" svg:y="23.814cm">
          <draw:text-box>
            <text:p text:style-name="P2"><text:span text:style-name="T5">size – 10 GB </text:span></text:p>
          </draw:text-box>
        </draw:frame>
        <draw:frame draw:style-name="gr4" draw:text-style-name="P5" draw:layer="layout" svg:width="0.528cm" svg:height="0.53cm" svg:x="3.81cm" svg:y="24.555cm">
          <draw:text-box>
            <text:p text:style-name="P2"><text:span text:style-name="T5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27.94cm" svg:viewBox="0 0 21591 139701" draw:points="0,0 21591,0 21591,139701 0,139701">
          <text:p/>
        </draw:polygon>
        <draw:polygon draw:style-name="gr1" draw:text-style-name="P1" draw:layer="layout" svg:width="21.59cm" svg:height="27.914cm" svg:x="0cm" svg:y="0cm" svg:viewBox="0 0 21591 27915" draw:points="0,0 21591,0 21591,27915 0,27915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4" draw:text-style-name="P5" draw:layer="layout" svg:width="0.528cm" svg:height="0.53cm" svg:x="3.81cm" svg:y="2.647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387cm" svg:height="0.39cm" svg:x="5.08cm" svg:y="2.7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3.81cm" svg:y="3.3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9.591cm" svg:height="0.53cm" svg:x="2.381cm" svg:y="3.917cm">
          <draw:text-box>
            <text:p text:style-name="P2"><text:span text:style-name="T5">5) Create another VM of same specification. </text:span></text:p>
          </draw:text-box>
        </draw:frame>
        <draw:frame draw:style-name="gr2" draw:text-style-name="P3" draw:layer="layout" svg:width="0.387cm" svg:height="0.39cm" svg:x="2.54cm" svg:y="4.94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8.388cm" svg:height="0.53cm" svg:x="2.381cm" svg:y="5.875cm">
          <draw:text-box>
            <text:p text:style-name="P2"><text:span text:style-name="T5">6) Note the external IP and Internal IP. </text:span></text:p>
          </draw:text-box>
        </draw:frame>
        <draw:frame draw:style-name="gr2" draw:text-style-name="P3" draw:layer="layout" svg:width="0.387cm" svg:height="0.39cm" svg:x="2.54cm" svg:y="6.90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463cm" svg:height="0.53cm" svg:x="2.381cm" svg:y="7.833cm">
          <draw:text-box>
            <text:p text:style-name="P2"><text:span text:style-name="T5">7) Configure the firewall. </text:span></text:p>
          </draw:text-box>
        </draw:frame>
        <draw:frame draw:style-name="gr2" draw:text-style-name="P3" draw:layer="layout" svg:width="0.387cm" svg:height="0.433cm" svg:x="3.175cm" svg:y="8.514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68cm" svg:height="0.53cm" svg:x="3.81cm" svg:y="8.468cm">
          <draw:text-box>
            <text:p text:style-name="P2"><text:span text:style-name="T5">Search </text:span></text:p>
          </draw:text-box>
        </draw:frame>
        <draw:frame draw:style-name="gr4" draw:text-style-name="P5" draw:layer="layout" svg:width="8.371cm" svg:height="0.53cm" svg:x="6.35cm" svg:y="8.468cm">
          <draw:text-box>
            <text:p text:style-name="P2"><text:span text:style-name="T5">for “vpc firewall rules” on the console. </text:span></text:p>
          </draw:text-box>
        </draw:frame>
        <draw:frame draw:style-name="gr2" draw:text-style-name="P3" draw:layer="layout" svg:width="0.387cm" svg:height="0.39cm" svg:x="3.81cm" svg:y="9.1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9.1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9.784cm">
          <draw:text-box>
            <text:p text:style-name="P2"><text:span text:style-name="T7">●</text:span></text:p>
          </draw:text-box>
        </draw:frame>
        <draw:frame draw:style-name="gr4" draw:text-style-name="P5" draw:layer="layout" svg:width="1.115cm" svg:height="0.53cm" svg:x="3.81cm" svg:y="9.738cm">
          <draw:text-box>
            <text:p text:style-name="P2"><text:span text:style-name="T5">Click </text:span></text:p>
          </draw:text-box>
        </draw:frame>
        <draw:frame draw:style-name="gr4" draw:text-style-name="P5" draw:layer="layout" svg:width="1.234cm" svg:height="0.53cm" svg:x="5.08cm" svg:y="9.738cm">
          <draw:text-box>
            <text:p text:style-name="P2"><text:span text:style-name="T5">on it. </text:span></text:p>
          </draw:text-box>
        </draw:frame>
        <draw:frame draw:style-name="gr2" draw:text-style-name="P3" draw:layer="layout" svg:width="0.387cm" svg:height="0.39cm" svg:x="3.81cm" svg:y="10.4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0.4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1.054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34cm" svg:height="0.53cm" svg:x="3.81cm" svg:y="11.008cm">
          <draw:text-box>
            <text:p text:style-name="P2"><text:span text:style-name="T5">Delete </text:span></text:p>
          </draw:text-box>
        </draw:frame>
        <draw:frame draw:style-name="gr4" draw:text-style-name="P5" draw:layer="layout" svg:width="4.4cm" svg:height="0.53cm" svg:x="6.35cm" svg:y="11.008cm">
          <draw:text-box>
            <text:p text:style-name="P2"><text:span text:style-name="T5">all the existing rules </text:span></text:p>
          </draw:text-box>
        </draw:frame>
        <draw:frame draw:style-name="gr2" draw:text-style-name="P3" draw:layer="layout" svg:width="0.387cm" svg:height="0.39cm" svg:x="3.81cm" svg:y="11.7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1.7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2.324cm">
          <draw:text-box>
            <text:p text:style-name="P2"><text:span text:style-name="T7">●</text:span></text:p>
          </draw:text-box>
        </draw:frame>
        <draw:frame draw:style-name="gr4" draw:text-style-name="P5" draw:layer="layout" svg:width="1.115cm" svg:height="0.53cm" svg:x="3.81cm" svg:y="12.278cm">
          <draw:text-box>
            <text:p text:style-name="P2"><text:span text:style-name="T5">Click </text:span></text:p>
          </draw:text-box>
        </draw:frame>
        <draw:frame draw:style-name="gr4" draw:text-style-name="P5" draw:layer="layout" svg:width="5.543cm" svg:height="0.53cm" svg:x="5.08cm" svg:y="12.278cm">
          <draw:text-box>
            <text:p text:style-name="P2"><text:span text:style-name="T5">on “Create Firewall Rule” </text:span></text:p>
          </draw:text-box>
        </draw:frame>
        <draw:frame draw:style-name="gr4" draw:text-style-name="P5" draw:layer="layout" svg:width="0.528cm" svg:height="0.53cm" svg:x="3.81cm" svg:y="13.019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387cm" svg:height="0.39cm" svg:x="5.08cm" svg:y="13.1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3.81cm" svg:y="13.73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5.996cm" svg:height="0.53cm" svg:x="2.381cm" svg:y="14.289cm">
          <draw:text-box>
            <text:p text:style-name="P2"><text:span text:style-name="T5">8) Use the following config: </text:span></text:p>
          </draw:text-box>
        </draw:frame>
        <draw:frame draw:style-name="gr2" draw:text-style-name="P3" draw:layer="layout" svg:width="0.387cm" svg:height="0.433cm" svg:x="3.175cm" svg:y="14.967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43cm" svg:height="0.53cm" svg:x="3.81cm" svg:y="14.924cm">
          <draw:text-box>
            <text:p text:style-name="P2"><text:span text:style-name="T5">Name: </text:span></text:p>
          </draw:text-box>
        </draw:frame>
        <draw:frame draw:style-name="gr4" draw:text-style-name="P5" draw:layer="layout" svg:width="1.776cm" svg:height="0.53cm" svg:x="6.35cm" svg:y="14.924cm">
          <draw:text-box>
            <text:p text:style-name="P2"><text:span text:style-name="T5">allowall </text:span></text:p>
          </draw:text-box>
        </draw:frame>
        <draw:frame draw:style-name="gr2" draw:text-style-name="P3" draw:layer="layout" svg:width="0.387cm" svg:height="0.39cm" svg:x="3.81cm" svg:y="15.6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5.6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6.237cm">
          <draw:text-box>
            <text:p text:style-name="P2"><text:span text:style-name="T7">●</text:span></text:p>
          </draw:text-box>
        </draw:frame>
        <draw:frame draw:style-name="gr4" draw:text-style-name="P5" draw:layer="layout" svg:width="2.237cm" svg:height="0.53cm" svg:x="3.81cm" svg:y="16.194cm">
          <draw:text-box>
            <text:p text:style-name="P2"><text:span text:style-name="T5">Direction: </text:span></text:p>
          </draw:text-box>
        </draw:frame>
        <draw:frame draw:style-name="gr4" draw:text-style-name="P5" draw:layer="layout" svg:width="1.645cm" svg:height="0.53cm" svg:x="6.35cm" svg:y="16.194cm">
          <draw:text-box>
            <text:p text:style-name="P2"><text:span text:style-name="T5">Ingress </text:span></text:p>
          </draw:text-box>
        </draw:frame>
        <draw:frame draw:style-name="gr2" draw:text-style-name="P3" draw:layer="layout" svg:width="0.387cm" svg:height="0.39cm" svg:x="3.81cm" svg:y="16.9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6.9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7.507cm">
          <draw:text-box>
            <text:p text:style-name="P2"><text:span text:style-name="T7">●</text:span></text:p>
          </draw:text-box>
        </draw:frame>
        <draw:frame draw:style-name="gr4" draw:text-style-name="P5" draw:layer="layout" svg:width="1.505cm" svg:height="0.53cm" svg:x="3.81cm" svg:y="17.464cm">
          <draw:text-box>
            <text:p text:style-name="P2"><text:span text:style-name="T5">Action </text:span></text:p>
          </draw:text-box>
        </draw:frame>
        <draw:frame draw:style-name="gr4" draw:text-style-name="P5" draw:layer="layout" svg:width="3.571cm" svg:height="0.53cm" svg:x="6.35cm" svg:y="17.464cm">
          <draw:text-box>
            <text:p text:style-name="P2"><text:span text:style-name="T5">on match: allow </text:span></text:p>
          </draw:text-box>
        </draw:frame>
        <draw:frame draw:style-name="gr2" draw:text-style-name="P3" draw:layer="layout" svg:width="0.387cm" svg:height="0.39cm" svg:x="3.81cm" svg:y="18.1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8.1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18.777cm">
          <draw:text-box>
            <text:p text:style-name="P2"><text:span text:style-name="T7">●</text:span></text:p>
          </draw:text-box>
        </draw:frame>
        <draw:frame draw:style-name="gr4" draw:text-style-name="P5" draw:layer="layout" svg:width="1.886cm" svg:height="0.53cm" svg:x="3.81cm" svg:y="18.734cm">
          <draw:text-box>
            <text:p text:style-name="P2"><text:span text:style-name="T4">Targets: </text:span></text:p>
          </draw:text-box>
        </draw:frame>
        <draw:frame draw:style-name="gr4" draw:text-style-name="P5" draw:layer="layout" svg:width="6.687cm" svg:height="0.53cm" svg:x="6.35cm" svg:y="18.734cm">
          <draw:text-box>
            <text:p text:style-name="P2"><text:span text:style-name="T4">“</text:span><text:span text:style-name="T4">All instances in the network” </text:span></text:p>
          </draw:text-box>
        </draw:frame>
        <draw:frame draw:style-name="gr2" draw:text-style-name="P3" draw:layer="layout" svg:width="0.387cm" svg:height="0.39cm" svg:x="3.81cm" svg:y="19.4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19.4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0.022cm">
          <draw:text-box>
            <text:p text:style-name="P2"><text:span text:style-name="T7">●</text:span></text:p>
          </draw:text-box>
        </draw:frame>
        <draw:frame draw:style-name="gr3" draw:text-style-name="P4" draw:layer="layout" svg:width="1.488cm" svg:height="0.497cm" svg:x="3.81cm" svg:y="20.005cm">
          <draw:text-box>
            <text:p text:style-name="P2"><text:span text:style-name="T8">Source </text:span></text:p>
          </draw:text-box>
        </draw:frame>
        <draw:frame draw:style-name="gr3" draw:text-style-name="P4" draw:layer="layout" svg:width="3.143cm" svg:height="0.497cm" svg:x="6.35cm" svg:y="20.005cm">
          <draw:text-box>
            <text:p text:style-name="P2"><text:span text:style-name="T8">filter: IP ranges </text:span></text:p>
          </draw:text-box>
        </draw:frame>
        <draw:frame draw:style-name="gr2" draw:text-style-name="P3" draw:layer="layout" svg:width="0.387cm" svg:height="0.39cm" svg:x="3.81cm" svg:y="20.6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0.6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1.239cm">
          <draw:text-box>
            <text:p text:style-name="P2"><text:span text:style-name="T7">●</text:span></text:p>
          </draw:text-box>
        </draw:frame>
        <draw:frame draw:style-name="gr3" draw:text-style-name="P4" draw:layer="layout" svg:width="1.488cm" svg:height="0.497cm" svg:x="3.81cm" svg:y="21.223cm">
          <draw:text-box>
            <text:p text:style-name="P2"><text:span text:style-name="T8">Source </text:span></text:p>
          </draw:text-box>
        </draw:frame>
        <draw:frame draw:style-name="gr3" draw:text-style-name="P4" draw:layer="layout" svg:width="4.003cm" svg:height="0.497cm" svg:x="6.35cm" svg:y="21.223cm">
          <draw:text-box>
            <text:p text:style-name="P2"><text:span text:style-name="T8">IP ranges: 0.0.0.0/0 </text:span></text:p>
          </draw:text-box>
        </draw:frame>
        <draw:frame draw:style-name="gr2" draw:text-style-name="P3" draw:layer="layout" svg:width="0.387cm" svg:height="0.39cm" svg:x="3.81cm" svg:y="21.8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1.8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2.456cm">
          <draw:text-box>
            <text:p text:style-name="P2"><text:span text:style-name="T7">●</text:span></text:p>
          </draw:text-box>
        </draw:frame>
        <draw:frame draw:style-name="gr3" draw:text-style-name="P4" draw:layer="layout" svg:width="2.009cm" svg:height="0.497cm" svg:x="3.81cm" svg:y="22.441cm">
          <draw:text-box>
            <text:p text:style-name="P2"><text:span text:style-name="T8">Protocols </text:span></text:p>
          </draw:text-box>
        </draw:frame>
        <draw:frame draw:style-name="gr3" draw:text-style-name="P4" draw:layer="layout" svg:width="3.981cm" svg:height="0.497cm" svg:x="6.35cm" svg:y="22.441cm">
          <draw:text-box>
            <text:p text:style-name="P2"><text:span text:style-name="T8">and ports: Allow all </text:span></text:p>
          </draw:text-box>
        </draw:frame>
        <draw:frame draw:style-name="gr2" draw:text-style-name="P3" draw:layer="layout" svg:width="0.387cm" svg:height="0.39cm" svg:x="3.81cm" svg:y="23.0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5.08cm" svg:y="23.09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433cm" svg:x="3.175cm" svg:y="23.673cm">
          <draw:text-box>
            <text:p text:style-name="P2"><text:span text:style-name="T7">●</text:span></text:p>
          </draw:text-box>
        </draw:frame>
        <draw:frame draw:style-name="gr3" draw:text-style-name="P4" draw:layer="layout" svg:width="1.035cm" svg:height="0.497cm" svg:x="3.81cm" svg:y="23.658cm">
          <draw:text-box>
            <text:p text:style-name="P2"><text:span text:style-name="T8">Click </text:span></text:p>
          </draw:text-box>
        </draw:frame>
        <draw:frame draw:style-name="gr3" draw:text-style-name="P4" draw:layer="layout" svg:width="2.487cm" svg:height="0.497cm" svg:x="5.08cm" svg:y="23.658cm">
          <draw:text-box>
            <text:p text:style-name="P2"><text:span text:style-name="T8">on “Create” </text:span></text:p>
          </draw:text-box>
        </draw:frame>
        <draw:frame draw:style-name="gr3" draw:text-style-name="P4" draw:layer="layout" svg:width="0.493cm" svg:height="0.497cm" svg:x="3.81cm" svg:y="24.346cm">
          <draw:text-box>
            <text:p text:style-name="P2"><text:span text:style-name="T8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55.88cm" svg:viewBox="0 0 21591 139701" draw:points="0,0 21591,0 21591,139701 0,139701">
          <text:p/>
        </draw:polygon>
        <draw:polygon draw:style-name="gr1" draw:text-style-name="P1" draw:layer="layout" svg:width="21.59cm" svg:height="27.914cm" svg:x="0cm" svg:y="0cm" svg:viewBox="0 0 21591 27915" draw:points="0,0 21591,0 21591,27915 0,27915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4" draw:text-style-name="P5" draw:layer="layout" svg:width="1.479cm" svg:height="0.53cm" svg:x="2.381cm" svg:y="2.647cm">
          <draw:text-box>
            <text:p text:style-name="P2"><text:span text:style-name="T5">9) SSH </text:span></text:p>
          </draw:text-box>
        </draw:frame>
        <draw:frame draw:style-name="gr4" draw:text-style-name="P5" draw:layer="layout" svg:width="0.528cm" svg:height="0.53cm" svg:x="4.445cm" svg:y="3.282cm">
          <draw:text-box>
            <text:p text:style-name="P2"><text:span text:style-name="T5">a)</text:span></text:p>
          </draw:text-box>
        </draw:frame>
        <draw:frame draw:style-name="gr4" draw:text-style-name="P5" draw:layer="layout" svg:width="2.923cm" svg:height="0.53cm" svg:x="5.08cm" svg:y="3.282cm">
          <draw:text-box>
            <text:p text:style-name="P2"><text:span text:style-name="T5">If using Linux </text:span></text:p>
          </draw:text-box>
        </draw:frame>
        <draw:frame draw:style-name="gr4" draw:text-style-name="P5" draw:layer="layout" svg:width="0.528cm" svg:height="0.53cm" svg:x="5.433cm" svg:y="3.917cm">
          <draw:text-box>
            <text:p text:style-name="P2"><text:span text:style-name="T5">i)</text:span></text:p>
          </draw:text-box>
        </draw:frame>
        <draw:frame draw:style-name="gr3" draw:text-style-name="P4" draw:layer="layout" svg:width="7.69cm" svg:height="0.497cm" svg:x="6.35cm" svg:y="3.944cm">
          <draw:text-box>
            <text:p text:style-name="P2"><text:span text:style-name="T8">Generate a pair of public/private keys </text:span></text:p>
          </draw:text-box>
        </draw:frame>
        <draw:frame draw:style-name="gr3" draw:text-style-name="P4" draw:layer="layout" svg:width="1.873cm" svg:height="0.497cm" svg:x="6.35cm" svg:y="4.978cm">
          <draw:text-box>
            <text:p text:style-name="P2"><text:span text:style-name="T8">On Linux,</text:span></text:p>
          </draw:text-box>
        </draw:frame>
        <draw:frame draw:style-name="gr3" draw:text-style-name="P4" draw:layer="layout" svg:width="1.556cm" svg:height="0.497cm" svg:x="8.442cm" svg:y="4.978cm">
          <draw:text-box>
            <text:p text:style-name="P2"><text:span text:style-name="T8">you will</text:span></text:p>
          </draw:text-box>
        </draw:frame>
        <draw:frame draw:style-name="gr3" draw:text-style-name="P4" draw:layer="layout" svg:width="8.583cm" svg:height="0.497cm" svg:x="10.206cm" svg:y="4.978cm">
          <draw:text-box>
            <text:p text:style-name="P2"><text:span text:style-name="T8">run the following command and follow the</text:span></text:p>
          </draw:text-box>
        </draw:frame>
        <draw:frame draw:style-name="gr3" draw:text-style-name="P4" draw:layer="layout" svg:width="0.493cm" svg:height="0.497cm" svg:x="6.936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8.276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183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4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894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73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751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928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845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235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4.97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64cm" svg:height="0.497cm" svg:x="6.35cm" svg:y="5.559cm">
          <draw:text-box>
            <text:p text:style-name="P2"><text:span text:style-name="T8">prompt.</text:span></text:p>
          </draw:text-box>
        </draw:frame>
        <draw:frame draw:style-name="gr3" draw:text-style-name="P4" draw:layer="layout" svg:width="0.667cm" svg:height="0.497cm" svg:x="8.336cm" svg:y="5.559cm">
          <draw:text-box>
            <text:p text:style-name="P2"><text:span text:style-name="T8">For</text:span></text:p>
          </draw:text-box>
        </draw:frame>
        <draw:frame draw:style-name="gr3" draw:text-style-name="P4" draw:layer="layout" svg:width="0.671cm" svg:height="0.497cm" svg:x="9.342cm" svg:y="5.559cm">
          <draw:text-box>
            <text:p text:style-name="P2"><text:span text:style-name="T8">the</text:span></text:p>
          </draw:text-box>
        </draw:frame>
        <draw:frame draw:style-name="gr3" draw:text-style-name="P4" draw:layer="layout" svg:width="1.653cm" svg:height="0.497cm" svg:x="10.365cm" svg:y="5.559cm">
          <draw:text-box>
            <text:p text:style-name="P2"><text:span text:style-name="T8">purpose</text:span></text:p>
          </draw:text-box>
        </draw:frame>
        <draw:frame draw:style-name="gr3" draw:text-style-name="P4" draw:layer="layout" svg:width="0.493cm" svg:height="0.497cm" svg:x="12.361cm" svg:y="5.559cm">
          <draw:text-box>
            <text:p text:style-name="P2"><text:span text:style-name="T8">of</text:span></text:p>
          </draw:text-box>
        </draw:frame>
        <draw:frame draw:style-name="gr3" draw:text-style-name="P4" draw:layer="layout" svg:width="0.734cm" svg:height="0.497cm" svg:x="13.12cm" svg:y="5.559cm">
          <draw:text-box>
            <text:p text:style-name="P2"><text:span text:style-name="T8">this</text:span></text:p>
          </draw:text-box>
        </draw:frame>
        <draw:frame draw:style-name="gr3" draw:text-style-name="P4" draw:layer="layout" svg:width="1.073cm" svg:height="0.497cm" svg:x="14.203cm" svg:y="5.559cm">
          <draw:text-box>
            <text:p text:style-name="P2"><text:span text:style-name="T8">class,</text:span></text:p>
          </draw:text-box>
        </draw:frame>
        <draw:frame draw:style-name="gr3" draw:text-style-name="P4" draw:layer="layout" svg:width="0.493cm" svg:height="0.497cm" svg:x="15.593cm" svg:y="5.559cm">
          <draw:text-box>
            <text:p text:style-name="P2"><text:span text:style-name="T8">a</text:span></text:p>
          </draw:text-box>
        </draw:frame>
        <draw:frame draw:style-name="gr3" draw:text-style-name="P4" draw:layer="layout" svg:width="2.254cm" svg:height="0.497cm" svg:x="16.154cm" svg:y="5.559cm">
          <draw:text-box>
            <text:p text:style-name="P2"><text:span text:style-name="T8">passphrase</text:span></text:p>
          </draw:text-box>
        </draw:frame>
        <draw:frame draw:style-name="gr3" draw:text-style-name="P4" draw:layer="layout" svg:width="0.493cm" svg:height="0.497cm" svg:x="18.722cm" svg:y="5.559cm">
          <draw:text-box>
            <text:p text:style-name="P2"><text:span text:style-name="T8">is</text:span></text:p>
          </draw:text-box>
        </draw:frame>
        <draw:frame draw:style-name="gr3" draw:text-style-name="P4" draw:layer="layout" svg:width="0.493cm" svg:height="0.497cm" svg:x="7.983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8.992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12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012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71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854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268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829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97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29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7.004cm" svg:height="0.497cm" svg:x="6.35cm" svg:y="6.141cm">
          <draw:text-box>
            <text:p text:style-name="P2"><text:span text:style-name="T8">unnecessary and can be left blank. </text:span></text:p>
          </draw:text-box>
        </draw:frame>
        <draw:frame draw:style-name="gr2" draw:text-style-name="P3" draw:layer="layout" svg:width="0.387cm" svg:height="0.39cm" svg:x="13.37cm" svg:y="6.21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846cm" svg:height="0.497cm" svg:x="6.35cm" svg:y="7.148cm">
          <draw:text-box>
            <text:p text:style-name="P2"><text:span text:style-name="T9">$ ssh-keygen -t rsa</text:span><text:span text:style-name="T8"> </text:span></text:p>
          </draw:text-box>
        </draw:frame>
        <draw:frame draw:style-name="gr3" draw:text-style-name="P4" draw:layer="layout" svg:width="0.493cm" svg:height="0.497cm" svg:x="5.338cm" svg:y="8.153cm">
          <draw:text-box>
            <text:p text:style-name="P2"><text:span text:style-name="T8">ii)</text:span></text:p>
          </draw:text-box>
        </draw:frame>
        <draw:frame draw:style-name="gr3" draw:text-style-name="P4" draw:layer="layout" svg:width="6.966cm" svg:height="0.497cm" svg:x="6.35cm" svg:y="8.153cm">
          <draw:text-box>
            <text:p text:style-name="P2"><text:span text:style-name="T8">Deploy the key onto google cloud: </text:span></text:p>
          </draw:text-box>
        </draw:frame>
        <draw:frame draw:style-name="gr2" draw:text-style-name="P3" draw:layer="layout" svg:width="0.438cm" svg:height="0.39cm" svg:x="6.985cm" svg:y="8.811cm">
          <draw:text-box>
            <text:p text:style-name="P2"><text:span text:style-name="T1">(1)</text:span></text:p>
          </draw:text-box>
        </draw:frame>
        <draw:frame draw:style-name="gr3" draw:text-style-name="P4" draw:layer="layout" svg:width="7.525cm" svg:height="0.497cm" svg:x="7.62cm" svg:y="8.734cm">
          <draw:text-box>
            <text:p text:style-name="P2"><text:span text:style-name="T8">Search for “ssh keys” on the console. </text:span></text:p>
          </draw:text-box>
        </draw:frame>
        <draw:frame draw:style-name="gr2" draw:text-style-name="P3" draw:layer="layout" svg:width="0.387cm" svg:height="0.39cm" svg:x="7.62cm" svg:y="9.3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8.89cm" svg:y="9.3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38cm" svg:height="0.39cm" svg:x="6.985cm" svg:y="10.028cm">
          <draw:text-box>
            <text:p text:style-name="P2"><text:span text:style-name="T1">(2)</text:span></text:p>
          </draw:text-box>
        </draw:frame>
        <draw:frame draw:style-name="gr3" draw:text-style-name="P4" draw:layer="layout" svg:width="6.949cm" svg:height="0.497cm" svg:x="7.62cm" svg:y="9.951cm">
          <draw:text-box>
            <text:p text:style-name="P2"><text:span text:style-name="T8">Copy and paste the content of the </text:span></text:p>
          </draw:text-box>
        </draw:frame>
        <draw:frame draw:style-name="gr3" draw:text-style-name="P4" draw:layer="layout" svg:width="0.493cm" svg:height="0.581cm" svg:x="14.577cm" svg:y="9.86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652cm" svg:height="0.497cm" svg:x="14.577cm" svg:y="9.951cm">
          <draw:text-box>
            <text:p text:style-name="P2"><text:span text:style-name="T9">“</text:span><text:span text:style-name="T9">id_rsa.pub” </text:span></text:p>
          </draw:text-box>
        </draw:frame>
        <draw:frame draw:style-name="gr3" draw:text-style-name="P4" draw:layer="layout" svg:width="0.734cm" svg:height="0.497cm" svg:x="17.78cm" svg:y="9.951cm">
          <draw:text-box>
            <text:p text:style-name="P2"><text:span text:style-name="T8">file </text:span></text:p>
          </draw:text-box>
        </draw:frame>
        <draw:frame draw:style-name="gr3" draw:text-style-name="P4" draw:layer="layout" svg:width="3.6cm" svg:height="0.497cm" svg:x="7.62cm" svg:y="10.639cm">
          <draw:text-box>
            <text:p text:style-name="P2"><text:span text:style-name="T8">into the text field.</text:span></text:p>
          </draw:text-box>
        </draw:frame>
        <draw:frame draw:style-name="gr3" draw:text-style-name="P4" draw:layer="layout" svg:width="7.258cm" svg:height="0.497cm" svg:x="11.543cm" svg:y="10.639cm">
          <draw:text-box>
            <text:p text:style-name="P2"><text:span text:style-name="T8">The location of this file was selected</text:span></text:p>
          </draw:text-box>
        </draw:frame>
        <draw:frame draw:style-name="gr3" draw:text-style-name="P4" draw:layer="layout" svg:width="0.493cm" svg:height="0.497cm" svg:x="8.417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253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06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77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287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69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644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536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298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19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2cm" svg:y="10.63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6.094cm" svg:height="0.497cm" svg:x="7.62cm" svg:y="11.328cm">
          <draw:text-box>
            <text:p text:style-name="P2"><text:span text:style-name="T8">when creating the key earlier. </text:span></text:p>
          </draw:text-box>
        </draw:frame>
        <draw:frame draw:style-name="gr2" draw:text-style-name="P3" draw:layer="layout" svg:width="0.387cm" svg:height="0.39cm" svg:x="7.62cm" svg:y="11.9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8.89cm" svg:y="11.98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38cm" svg:height="0.39cm" svg:x="6.985cm" svg:y="12.621cm">
          <draw:text-box>
            <text:p text:style-name="P2"><text:span text:style-name="T1">(3)</text:span></text:p>
          </draw:text-box>
        </draw:frame>
        <draw:frame draw:style-name="gr3" draw:text-style-name="P4" draw:layer="layout" svg:width="1.048cm" svg:height="0.497cm" svg:x="7.62cm" svg:y="12.544cm">
          <draw:text-box>
            <text:p text:style-name="P2"><text:span text:style-name="T8">Save </text:span></text:p>
          </draw:text-box>
        </draw:frame>
        <draw:frame draw:style-name="gr3" draw:text-style-name="P4" draw:layer="layout" svg:width="0.493cm" svg:height="0.497cm" svg:x="5.225cm" svg:y="13.233cm">
          <draw:text-box>
            <text:p text:style-name="P2"><text:span text:style-name="T8">iii)</text:span></text:p>
          </draw:text-box>
        </draw:frame>
        <draw:frame draw:style-name="gr3" draw:text-style-name="P4" draw:layer="layout" svg:width="9.679cm" svg:height="0.497cm" svg:x="6.35cm" svg:y="13.233cm">
          <draw:text-box>
            <text:p text:style-name="P2"><text:span text:style-name="T8"><text:s/></text:span><text:span text:style-name="T8">SSH into your machines – from a terminal, type </text:span></text:p>
          </draw:text-box>
        </draw:frame>
        <draw:frame draw:style-name="gr3" draw:text-style-name="P4" draw:layer="layout" svg:width="0.493cm" svg:height="0.497cm" svg:x="6.35cm" svg:y="14.23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581cm" svg:x="6.463cm" svg:y="14.147cm">
          <draw:text-box>
            <text:p text:style-name="P2"><text:span text:style-name="T10">​</text:span></text:p>
          </draw:text-box>
        </draw:frame>
        <draw:frame draw:style-name="gr3" draw:text-style-name="P4" draw:layer="layout" svg:width="6.555cm" svg:height="0.497cm" svg:x="6.463cm" svg:y="14.238cm">
          <draw:text-box>
            <text:p text:style-name="P2"><text:span text:style-name="T9">$ ssh &lt;your instance’s public IP&gt; </text:span></text:p>
          </draw:text-box>
        </draw:frame>
        <draw:frame draw:style-name="gr3" draw:text-style-name="P4" draw:layer="layout" svg:width="0.493cm" svg:height="0.497cm" svg:x="4.445cm" svg:y="15.244cm">
          <draw:text-box>
            <text:p text:style-name="P2"><text:span text:style-name="T8">b)</text:span></text:p>
          </draw:text-box>
        </draw:frame>
        <draw:frame draw:style-name="gr3" draw:text-style-name="P4" draw:layer="layout" svg:width="3.55cm" svg:height="0.497cm" svg:x="5.08cm" svg:y="15.244cm">
          <draw:text-box>
            <text:p text:style-name="P2"><text:span text:style-name="T8">If using Windows </text:span></text:p>
          </draw:text-box>
        </draw:frame>
        <draw:frame draw:style-name="gr3" draw:text-style-name="P4" draw:layer="layout" svg:width="0.493cm" svg:height="0.497cm" svg:x="5.45cm" svg:y="15.825cm">
          <draw:text-box>
            <text:p text:style-name="P2"><text:span text:style-name="T8">i)</text:span></text:p>
          </draw:text-box>
        </draw:frame>
        <draw:frame draw:style-name="gr3" draw:text-style-name="P4" draw:layer="layout" svg:width="5.497cm" svg:height="0.497cm" svg:x="6.35cm" svg:y="15.825cm">
          <draw:text-box>
            <text:p text:style-name="P2"><text:span text:style-name="T8">Download and install Putty </text:span></text:p>
          </draw:text-box>
        </draw:frame>
        <draw:frame draw:style-name="gr3" draw:text-style-name="P4" draw:layer="layout" svg:width="4.748cm" svg:height="0.497cm" svg:x="6.985cm" svg:y="16.408cm">
          <draw:text-box>
            <text:p text:style-name="P2"><text:span text:style-name="T8">(1) Download the 32 bit</text:span></text:p>
          </draw:text-box>
        </draw:frame>
        <draw:frame draw:style-name="gr3" draw:text-style-name="P4" draw:layer="layout" svg:width="1.695cm" svg:height="0.497cm" svg:x="12.241cm" svg:y="16.408cm">
          <draw:text-box>
            <text:p text:style-name="P2"><text:span text:style-name="T8">or 64 bit</text:span></text:p>
          </draw:text-box>
        </draw:frame>
        <draw:frame draw:style-name="gr3" draw:text-style-name="P4" draw:layer="layout" svg:width="4.489cm" svg:height="0.497cm" svg:x="14.365cm" svg:y="16.408cm">
          <draw:text-box>
            <text:p text:style-name="P2"><text:span text:style-name="T8">installer depending on</text:span></text:p>
          </draw:text-box>
        </draw:frame>
        <draw:frame draw:style-name="gr3" draw:text-style-name="P4" draw:layer="layout" svg:width="0.493cm" svg:height="0.497cm" svg:x="9.666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552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271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026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675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391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146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977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27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6cm" svg:y="16.40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9.819cm" svg:height="0.497cm" svg:x="7.62cm" svg:y="16.989cm">
          <draw:text-box>
            <text:p text:style-name="P2"><text:span text:style-name="T8">your Operating System with the default settings. </text:span></text:p>
          </draw:text-box>
        </draw:frame>
        <draw:frame draw:style-name="gr3" draw:text-style-name="P4" draw:layer="layout" svg:width="11.267cm" svg:height="0.497cm" svg:x="7.62cm" svg:y="17.996cm">
          <draw:text-box>
            <text:p text:style-name="P2"><text:span text:style-name="T11">https://www.chiark.greenend.org.uk/~sgtatham/putty/l</text:span></text:p>
          </draw:text-box>
        </draw:frame>
        <draw:frame draw:style-name="gr3" draw:text-style-name="P4" draw:layer="layout" svg:width="2.178cm" svg:height="0.497cm" svg:x="7.62cm" svg:y="18.578cm">
          <draw:text-box>
            <text:p text:style-name="P2"><text:span text:style-name="T11">atest.html</text:span><text:span text:style-name="T8"> </text:span></text:p>
          </draw:text-box>
        </draw:frame>
        <draw:frame draw:style-name="gr3" draw:text-style-name="P4" draw:layer="layout" svg:width="3.626cm" svg:height="0.497cm" svg:x="6.985cm" svg:y="19.583cm">
          <draw:text-box>
            <text:p text:style-name="P2"><text:span text:style-name="T8">(2) Find and open </text:span></text:p>
          </draw:text-box>
        </draw:frame>
        <draw:frame draw:style-name="gr3" draw:text-style-name="P4" draw:layer="layout" svg:width="0.493cm" svg:height="0.581cm" svg:x="10.594cm" svg:y="19.491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427cm" svg:height="0.497cm" svg:x="10.594cm" svg:y="19.583cm">
          <draw:text-box>
            <text:p text:style-name="P2"><text:span text:style-name="T9">“</text:span><text:span text:style-name="T9">puttygen”</text:span><text:span text:style-name="T12"> <text:s/></text:span></text:p>
          </draw:text-box>
        </draw:frame>
        <draw:frame draw:style-name="gr3" draw:text-style-name="P4" draw:layer="layout" svg:width="11.068cm" svg:height="0.497cm" svg:x="7.62cm" svg:y="20.588cm">
          <draw:text-box>
            <text:p text:style-name="P2"><text:span text:style-name="T8">Hit the generate button while keeping default settings. </text:span></text:p>
          </draw:text-box>
        </draw:frame>
        <draw:frame draw:style-name="gr3" draw:text-style-name="P4" draw:layer="layout" svg:width="3.249cm" svg:height="0.497cm" svg:x="6.985cm" svg:y="21.594cm">
          <draw:text-box>
            <text:p text:style-name="P2"><text:span text:style-name="T8">(3) Change the “</text:span></text:p>
          </draw:text-box>
        </draw:frame>
        <draw:frame draw:style-name="gr3" draw:text-style-name="P4" draw:layer="layout" svg:width="0.493cm" svg:height="0.581cm" svg:x="10.375cm" svg:y="21.502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766cm" svg:height="0.497cm" svg:x="10.375cm" svg:y="21.594cm">
          <draw:text-box>
            <text:p text:style-name="P2"><text:span text:style-name="T9">Key comment</text:span></text:p>
          </draw:text-box>
        </draw:frame>
        <draw:frame draw:style-name="gr3" draw:text-style-name="P4" draw:layer="layout" svg:width="0.493cm" svg:height="0.581cm" svg:x="13.219cm" svg:y="21.502cm">
          <draw:text-box>
            <text:p text:style-name="P2"><text:span text:style-name="T13">​</text:span></text:p>
          </draw:text-box>
        </draw:frame>
        <draw:frame draw:style-name="gr3" draw:text-style-name="P4" draw:layer="layout" svg:width="5.565cm" svg:height="0.497cm" svg:x="13.219cm" svg:y="21.594cm">
          <draw:text-box>
            <text:p text:style-name="P2"><text:span text:style-name="T8">” </text:span><text:span text:style-name="T8">to your TNtech username,</text:span></text:p>
          </draw:text-box>
        </draw:frame>
        <draw:frame draw:style-name="gr3" draw:text-style-name="P4" draw:layer="layout" svg:width="0.493cm" svg:height="0.497cm" svg:x="9.116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977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098cm" svg:y="21.594cm">
          <draw:text-box>
            <text:p text:style-name="P2"><text:span text:style-name="T9"><text:s/></text:span></text:p>
          </draw:text-box>
        </draw:frame>
        <draw:frame draw:style-name="gr3" draw:text-style-name="P4" draw:layer="layout" svg:width="0.493cm" svg:height="0.497cm" svg:x="13.427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41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148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75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21.5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0.145cm" svg:height="0.497cm" svg:x="7.62cm" svg:y="22.175cm">
          <draw:text-box>
            <text:p text:style-name="P2"><text:span text:style-name="T8">you will use this as your username in future steps. </text:span></text:p>
          </draw:text-box>
        </draw:frame>
        <draw:frame draw:style-name="gr3" draw:text-style-name="P4" draw:layer="layout" svg:width="4.705cm" svg:height="0.497cm" svg:x="6.985cm" svg:y="22.758cm">
          <draw:text-box>
            <text:p text:style-name="P2"><text:span text:style-name="T8">(4) Save the private key</text:span></text:p>
          </draw:text-box>
        </draw:frame>
        <draw:frame draw:style-name="gr3" draw:text-style-name="P4" draw:layer="layout" svg:width="0.684cm" svg:height="0.497cm" svg:x="12.541cm" svg:y="22.758cm">
          <draw:text-box>
            <text:p text:style-name="P2"><text:span text:style-name="T8">but</text:span></text:p>
          </draw:text-box>
        </draw:frame>
        <draw:frame draw:style-name="gr3" draw:text-style-name="P4" draw:layer="layout" svg:width="1.319cm" svg:height="0.497cm" svg:x="13.522cm" svg:y="22.758cm">
          <draw:text-box>
            <text:p text:style-name="P2"><text:span text:style-name="T8">do not</text:span></text:p>
          </draw:text-box>
        </draw:frame>
        <draw:frame draw:style-name="gr3" draw:text-style-name="P4" draw:layer="layout" svg:width="3.346cm" svg:height="0.497cm" svg:x="15.321cm" svg:y="22.758cm">
          <draw:text-box>
            <text:p text:style-name="P2"><text:span text:style-name="T8">close the keygen</text:span></text:p>
          </draw:text-box>
        </draw:frame>
        <draw:frame draw:style-name="gr3" draw:text-style-name="P4" draw:layer="layout" svg:width="0.493cm" svg:height="0.497cm" svg:x="8.551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546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257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245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226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41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025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341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307cm" svg:y="22.7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6cm" svg:y="22.758cm">
          <draw:text-box>
            <text:p text:style-name="P2"><text:span text:style-name="T8"><text:s/></text:span></text:p>
          </draw:text-box>
        </draw:frame>
        <draw:polygon draw:style-name="gr5" draw:text-style-name="P6" draw:layer="layout" svg:width="11.271cm" svg:height="0.027cm" svg:x="7.62cm" svg:y="18.388cm" svg:viewBox="0 0 11272 28" draw:points="0,0 11272,0 11272,28 0,28">
          <text:p/>
        </draw:polygon>
        <draw:polygon draw:style-name="gr5" draw:text-style-name="P6" draw:layer="layout" svg:width="2.063cm" svg:height="0.03cm" svg:x="7.62cm" svg:y="18.969cm" svg:viewBox="0 0 2064 31" draw:points="0,0 2064,0 2064,31 0,31">
          <text:p/>
        </draw:polygon>
        <draw:frame draw:style-name="gr3" draw:text-style-name="P4" draw:layer="layout" svg:width="2.589cm" svg:height="0.497cm" svg:x="7.62cm" svg:y="23.339cm">
          <draw:text-box>
            <text:p text:style-name="P2"><text:span text:style-name="T8">window yet. </text:span></text:p>
          </draw:text-box>
        </draw:frame>
        <draw:frame draw:style-name="gr3" draw:text-style-name="P4" draw:layer="layout" svg:width="0.493cm" svg:height="0.497cm" svg:x="7.62cm" svg:y="24.346cm">
          <draw:text-box>
            <text:p text:style-name="P2"><text:span text:style-name="T8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83.82cm" svg:viewBox="0 0 21591 139701" draw:points="0,0 21591,0 21591,139701 0,139701">
          <text:p/>
        </draw:polygon>
        <draw:polygon draw:style-name="gr1" draw:text-style-name="P1" draw:layer="layout" svg:width="21.59cm" svg:height="27.914cm" svg:x="0cm" svg:y="0cm" svg:viewBox="0 0 21591 27915" draw:points="0,0 21591,0 21591,27915 0,27915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8.943cm" svg:height="0.497cm" svg:x="6.985cm" svg:y="3.073cm">
          <draw:text-box>
            <text:p text:style-name="P2"><text:span text:style-name="T8">(5) Deploy the public key onto google cloud: </text:span></text:p>
          </draw:text-box>
        </draw:frame>
        <draw:frame draw:style-name="gr2" draw:text-style-name="P3" draw:layer="layout" svg:width="0.425cm" svg:height="0.39cm" svg:x="8.255cm" svg:y="3.731cm">
          <draw:text-box>
            <text:p text:style-name="P2"><text:span text:style-name="T1">(a)</text:span></text:p>
          </draw:text-box>
        </draw:frame>
        <draw:frame draw:style-name="gr3" draw:text-style-name="P4" draw:layer="layout" svg:width="9.066cm" svg:height="0.497cm" svg:x="8.89cm" svg:y="3.654cm">
          <draw:text-box>
            <text:p text:style-name="P2"><text:span text:style-name="T8">Search for “ssh keys” on the Google console. </text:span></text:p>
          </draw:text-box>
        </draw:frame>
        <draw:frame draw:style-name="gr2" draw:text-style-name="P3" draw:layer="layout" svg:width="0.387cm" svg:height="0.39cm" svg:x="8.89cm" svg:y="4.3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10.16cm" svg:y="4.3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42cm" svg:height="0.39cm" svg:x="8.255cm" svg:y="4.948cm">
          <draw:text-box>
            <text:p text:style-name="P2"><text:span text:style-name="T1">(b)</text:span></text:p>
          </draw:text-box>
        </draw:frame>
        <draw:frame draw:style-name="gr3" draw:text-style-name="P4" draw:layer="layout" svg:width="6.949cm" svg:height="0.497cm" svg:x="8.89cm" svg:y="4.871cm">
          <draw:text-box>
            <text:p text:style-name="P2"><text:span text:style-name="T8">Copy and paste the content of the </text:span></text:p>
          </draw:text-box>
        </draw:frame>
        <draw:frame draw:style-name="gr3" draw:text-style-name="P4" draw:layer="layout" svg:width="0.493cm" svg:height="0.581cm" svg:x="15.847cm" svg:y="4.78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542cm" svg:height="0.497cm" svg:x="15.847cm" svg:y="4.871cm">
          <draw:text-box>
            <text:p text:style-name="P2"><text:span text:style-name="T9">“</text:span><text:span text:style-name="T9">public key” </text:span></text:p>
          </draw:text-box>
        </draw:frame>
        <draw:frame draw:style-name="gr3" draw:text-style-name="P4" draw:layer="layout" svg:width="9.76cm" svg:height="0.497cm" svg:x="8.89cm" svg:y="5.559cm">
          <draw:text-box>
            <text:p text:style-name="P2"><text:span text:style-name="T8">windows from the KeyGen program into the text</text:span></text:p>
          </draw:text-box>
        </draw:frame>
        <draw:frame draw:style-name="gr3" draw:text-style-name="P4" draw:layer="layout" svg:width="0.493cm" svg:height="0.497cm" svg:x="10.682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85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682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39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281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44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076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2cm" svg:y="5.55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993cm" svg:height="0.497cm" svg:x="8.89cm" svg:y="6.248cm">
          <draw:text-box>
            <text:p text:style-name="P2"><text:span text:style-name="T8">field </text:span></text:p>
          </draw:text-box>
        </draw:frame>
        <draw:frame draw:style-name="gr2" draw:text-style-name="P3" draw:layer="layout" svg:width="0.387cm" svg:height="0.39cm" svg:x="8.89cm" svg:y="6.9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10.16cm" svg:y="6.9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04cm" svg:height="0.39cm" svg:x="8.255cm" svg:y="7.541cm">
          <draw:text-box>
            <text:p text:style-name="P2"><text:span text:style-name="T1">(c)</text:span></text:p>
          </draw:text-box>
        </draw:frame>
        <draw:frame draw:style-name="gr3" draw:text-style-name="P4" draw:layer="layout" svg:width="1.048cm" svg:height="0.497cm" svg:x="8.89cm" svg:y="7.464cm">
          <draw:text-box>
            <text:p text:style-name="P2"><text:span text:style-name="T8">Save </text:span></text:p>
          </draw:text-box>
        </draw:frame>
        <draw:frame draw:style-name="gr3" draw:text-style-name="P4" draw:layer="layout" svg:width="0.493cm" svg:height="0.497cm" svg:x="8.89cm" svg:y="8.046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442cm" svg:height="0.39cm" svg:x="8.255cm" svg:y="8.705cm">
          <draw:text-box>
            <text:p text:style-name="P2"><text:span text:style-name="T1">(d)</text:span></text:p>
          </draw:text-box>
        </draw:frame>
        <draw:frame draw:style-name="gr3" draw:text-style-name="P4" draw:layer="layout" svg:width="5.34cm" svg:height="0.497cm" svg:x="8.89cm" svg:y="8.629cm">
          <draw:text-box>
            <text:p text:style-name="P2"><text:span text:style-name="T8">Close the KeyGen window </text:span></text:p>
          </draw:text-box>
        </draw:frame>
        <draw:frame draw:style-name="gr3" draw:text-style-name="P4" draw:layer="layout" svg:width="0.493cm" svg:height="0.497cm" svg:x="8.89cm" svg:y="9.2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833cm" svg:height="0.497cm" svg:x="6.985cm" svg:y="10.217cm">
          <draw:text-box>
            <text:p text:style-name="P2"><text:span text:style-name="T8">(6) Find and open “</text:span></text:p>
          </draw:text-box>
        </draw:frame>
        <draw:frame draw:style-name="gr3" draw:text-style-name="P4" draw:layer="layout" svg:width="0.493cm" svg:height="0.581cm" svg:x="10.799cm" svg:y="10.125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056cm" svg:height="0.497cm" svg:x="10.799cm" svg:y="10.217cm">
          <draw:text-box>
            <text:p text:style-name="P2"><text:span text:style-name="T9">putty</text:span></text:p>
          </draw:text-box>
        </draw:frame>
        <draw:frame draw:style-name="gr3" draw:text-style-name="P4" draw:layer="layout" svg:width="0.493cm" svg:height="0.581cm" svg:x="11.875cm" svg:y="10.125cm">
          <draw:text-box>
            <text:p text:style-name="P2"><text:span text:style-name="T13">​</text:span></text:p>
          </draw:text-box>
        </draw:frame>
        <draw:frame draw:style-name="gr3" draw:text-style-name="P4" draw:layer="layout" svg:width="0.493cm" svg:height="0.497cm" svg:x="11.875cm" svg:y="10.217cm">
          <draw:text-box>
            <text:p text:style-name="P2"><text:span text:style-name="T8">” </text:span></text:p>
          </draw:text-box>
        </draw:frame>
        <draw:frame draw:style-name="gr3" draw:text-style-name="P4" draw:layer="layout" svg:width="0.607cm" svg:height="0.556cm" svg:x="8.255cm" svg:y="10.722cm">
          <draw:text-box>
            <text:p text:style-name="P2"><text:span text:style-name="T14">(a)</text:span></text:p>
          </draw:text-box>
        </draw:frame>
        <draw:frame draw:style-name="gr3" draw:text-style-name="P4" draw:layer="layout" svg:width="1.162cm" svg:height="0.497cm" svg:x="8.89cm" svg:y="10.799cm">
          <draw:text-box>
            <text:p text:style-name="P2"><text:span text:style-name="T8">In the</text:span></text:p>
          </draw:text-box>
        </draw:frame>
        <draw:frame draw:style-name="gr3" draw:text-style-name="P4" draw:layer="layout" svg:width="0.493cm" svg:height="0.581cm" svg:x="10.456cm" svg:y="10.707cm">
          <draw:text-box>
            <text:p text:style-name="P2"><text:span text:style-name="T10">​</text:span></text:p>
          </draw:text-box>
        </draw:frame>
        <draw:frame draw:style-name="gr3" draw:text-style-name="P4" draw:layer="layout" svg:width="5.417cm" svg:height="0.497cm" svg:x="10.456cm" svg:y="10.799cm">
          <draw:text-box>
            <text:p text:style-name="P2"><text:span text:style-name="T15">Category</text:span><text:span text:style-name="T8"> menu on the left,</text:span></text:p>
          </draw:text-box>
        </draw:frame>
        <draw:frame draw:style-name="gr3" draw:text-style-name="P4" draw:layer="layout" svg:width="2.254cm" svg:height="0.497cm" svg:x="16.655cm" svg:y="10.799cm">
          <draw:text-box>
            <text:p text:style-name="P2"><text:span text:style-name="T8">navigate to</text:span></text:p>
          </draw:text-box>
        </draw:frame>
        <draw:frame draw:style-name="gr3" draw:text-style-name="P4" draw:layer="layout" svg:width="0.493cm" svg:height="0.497cm" svg:x="9.275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13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291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691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457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371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11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66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6cm" svg:y="10.79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2.343cm" svg:height="0.497cm" svg:x="8.89cm" svg:y="11.38cm">
          <draw:text-box>
            <text:p text:style-name="P2"><text:span text:style-name="T15">Connection</text:span></text:p>
          </draw:text-box>
        </draw:frame>
        <draw:frame draw:style-name="gr3" draw:text-style-name="P4" draw:layer="layout" svg:width="0.493cm" svg:height="0.581cm" svg:x="11.225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493cm" svg:height="0.497cm" svg:x="11.225cm" svg:y="11.38cm">
          <draw:text-box>
            <text:p text:style-name="P2"><text:span text:style-name="T8"><text:s/></text:span><text:span text:style-name="T8">&gt; </text:span></text:p>
          </draw:text-box>
        </draw:frame>
        <draw:frame draw:style-name="gr3" draw:text-style-name="P4" draw:layer="layout" svg:width="0.493cm" svg:height="0.581cm" svg:x="11.695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781cm" svg:height="0.497cm" svg:x="11.695cm" svg:y="11.38cm">
          <draw:text-box>
            <text:p text:style-name="P2"><text:span text:style-name="T15">SSH</text:span></text:p>
          </draw:text-box>
        </draw:frame>
        <draw:frame draw:style-name="gr3" draw:text-style-name="P4" draw:layer="layout" svg:width="0.493cm" svg:height="0.581cm" svg:x="12.471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493cm" svg:height="0.497cm" svg:x="12.471cm" svg:y="11.38cm">
          <draw:text-box>
            <text:p text:style-name="P2"><text:span text:style-name="T8"><text:s/></text:span><text:span text:style-name="T8">&gt; </text:span></text:p>
          </draw:text-box>
        </draw:frame>
        <draw:frame draw:style-name="gr3" draw:text-style-name="P4" draw:layer="layout" svg:width="0.493cm" svg:height="0.581cm" svg:x="12.94cm" svg:y="11.289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12cm" svg:height="0.497cm" svg:x="12.94cm" svg:y="11.38cm">
          <draw:text-box>
            <text:p text:style-name="P2"><text:span text:style-name="T15">Auth </text:span></text:p>
          </draw:text-box>
        </draw:frame>
        <draw:frame draw:style-name="gr3" draw:text-style-name="P4" draw:layer="layout" svg:width="0.493cm" svg:height="0.497cm" svg:x="8.89cm" svg:y="11.963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5.586cm" svg:height="0.497cm" svg:x="8.255cm" svg:y="12.544cm">
          <draw:text-box>
            <text:p text:style-name="P2"><text:span text:style-name="T8">(b) In the Private key file for</text:span></text:p>
          </draw:text-box>
        </draw:frame>
        <draw:frame draw:style-name="gr3" draw:text-style-name="P4" draw:layer="layout" svg:width="4.053cm" svg:height="0.497cm" svg:x="14.848cm" svg:y="12.544cm">
          <draw:text-box>
            <text:p text:style-name="P2"><text:span text:style-name="T8">authentication field,</text:span></text:p>
          </draw:text-box>
        </draw:frame>
        <draw:frame draw:style-name="gr3" draw:text-style-name="P4" draw:layer="layout" svg:width="0.493cm" svg:height="0.497cm" svg:x="9.275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13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896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859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751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601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794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12.54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9.925cm" svg:height="0.497cm" svg:x="8.89cm" svg:y="13.126cm">
          <draw:text-box>
            <text:p text:style-name="P2"><text:span text:style-name="T8">browse to the location of the private key saved in</text:span></text:p>
          </draw:text-box>
        </draw:frame>
        <draw:frame draw:style-name="gr3" draw:text-style-name="P4" draw:layer="layout" svg:width="0.493cm" svg:height="0.497cm" svg:x="10.372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936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744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497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048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855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08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4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535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6cm" svg:y="13.126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723cm" svg:height="0.497cm" svg:x="8.89cm" svg:y="13.709cm">
          <draw:text-box>
            <text:p text:style-name="P2"><text:span text:style-name="T8">the previous step. </text:span></text:p>
          </draw:text-box>
        </draw:frame>
        <draw:frame draw:style-name="gr3" draw:text-style-name="P4" draw:layer="layout" svg:width="0.493cm" svg:height="0.497cm" svg:x="8.89cm" svg:y="14.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582cm" svg:height="0.556cm" svg:x="8.255cm" svg:y="14.797cm">
          <draw:text-box>
            <text:p text:style-name="P2"><text:span text:style-name="T14">(c)</text:span></text:p>
          </draw:text-box>
        </draw:frame>
        <draw:frame draw:style-name="gr3" draw:text-style-name="P4" draw:layer="layout" svg:width="1.162cm" svg:height="0.497cm" svg:x="8.89cm" svg:y="14.873cm">
          <draw:text-box>
            <text:p text:style-name="P2"><text:span text:style-name="T8">In the</text:span></text:p>
          </draw:text-box>
        </draw:frame>
        <draw:frame draw:style-name="gr3" draw:text-style-name="P4" draw:layer="layout" svg:width="0.493cm" svg:height="0.581cm" svg:x="10.22cm" svg:y="14.782cm">
          <draw:text-box>
            <text:p text:style-name="P2"><text:span text:style-name="T10">​</text:span></text:p>
          </draw:text-box>
        </draw:frame>
        <draw:frame draw:style-name="gr3" draw:text-style-name="P4" draw:layer="layout" svg:width="8.816cm" svg:height="0.497cm" svg:x="10.22cm" svg:y="14.873cm">
          <draw:text-box>
            <text:p text:style-name="P2"><text:span text:style-name="T15">Category</text:span><text:span text:style-name="T8"> menu on the left, navigate back to</text:span></text:p>
          </draw:text-box>
        </draw:frame>
        <draw:frame draw:style-name="gr3" draw:text-style-name="P4" draw:layer="layout" svg:width="0.493cm" svg:height="0.497cm" svg:x="9.275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82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051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321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952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736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646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466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507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14.873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649cm" svg:height="0.497cm" svg:x="8.89cm" svg:y="15.456cm">
          <draw:text-box>
            <text:p text:style-name="P2"><text:span text:style-name="T15">Session </text:span></text:p>
          </draw:text-box>
        </draw:frame>
        <draw:frame draw:style-name="gr3" draw:text-style-name="P4" draw:layer="layout" svg:width="0.493cm" svg:height="0.497cm" svg:x="8.89cm" svg:y="16.038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2.868cm" svg:height="0.497cm" svg:x="8.255cm" svg:y="16.619cm">
          <draw:text-box>
            <text:p text:style-name="P2"><text:span text:style-name="T8">(d) In the Host</text:span></text:p>
          </draw:text-box>
        </draw:frame>
        <draw:frame draw:style-name="gr3" draw:text-style-name="P4" draw:layer="layout" svg:width="5.996cm" svg:height="0.497cm" svg:x="11.522cm" svg:y="16.619cm">
          <draw:text-box>
            <text:p text:style-name="P2"><text:span text:style-name="T8">Name spot insert the external</text:span></text:p>
          </draw:text-box>
        </draw:frame>
        <draw:frame draw:style-name="gr3" draw:text-style-name="P4" draw:layer="layout" svg:width="0.904cm" svg:height="0.497cm" svg:x="18.045cm" svg:y="16.619cm">
          <draw:text-box>
            <text:p text:style-name="P2"><text:span text:style-name="T8">IP of</text:span></text:p>
          </draw:text-box>
        </draw:frame>
        <draw:frame draw:style-name="gr3" draw:text-style-name="P4" draw:layer="layout" svg:width="0.493cm" svg:height="0.497cm" svg:x="9.275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16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03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18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811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152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013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854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422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25cm" svg:y="16.61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4.295cm" svg:height="0.497cm" svg:x="8.89cm" svg:y="17.202cm">
          <draw:text-box>
            <text:p text:style-name="P2"><text:span text:style-name="T8">one of the instances. </text:span></text:p>
          </draw:text-box>
        </draw:frame>
        <draw:frame draw:style-name="gr3" draw:text-style-name="P4" draw:layer="layout" svg:width="0.493cm" svg:height="0.497cm" svg:x="8.89cm" svg:y="17.78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0.793cm" svg:height="0.497cm" svg:x="8.255cm" svg:y="18.365cm">
          <draw:text-box>
            <text:p text:style-name="P2"><text:span text:style-name="T8">(e) In the Saved Sessions box, name the server and hit</text:span></text:p>
          </draw:text-box>
        </draw:frame>
        <draw:frame draw:style-name="gr3" draw:text-style-name="P4" draw:layer="layout" svg:width="0.493cm" svg:height="0.497cm" svg:x="9.275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54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56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152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122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367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15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512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38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25cm" svg:y="18.36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141cm" svg:height="0.497cm" svg:x="8.89cm" svg:y="18.948cm">
          <draw:text-box>
            <text:p text:style-name="P2"><text:span text:style-name="T8">save. </text:span></text:p>
          </draw:text-box>
        </draw:frame>
        <draw:frame draw:style-name="gr3" draw:text-style-name="P4" draw:layer="layout" svg:width="0.493cm" svg:height="0.497cm" svg:x="9.112cm" svg:y="19.529cm">
          <draw:text-box>
            <text:p text:style-name="P2"><text:span text:style-name="T8">(i)</text:span></text:p>
          </draw:text-box>
        </draw:frame>
        <draw:frame draw:style-name="gr3" draw:text-style-name="P4" draw:layer="layout" svg:width="8.913cm" svg:height="0.497cm" svg:x="10.16cm" svg:y="19.529cm">
          <draw:text-box>
            <text:p text:style-name="P2"><text:span text:style-name="T8">Repeat this for all servers to allow easier ssh</text:span></text:p>
          </draw:text-box>
        </draw:frame>
        <draw:frame draw:style-name="gr3" draw:text-style-name="P4" draw:layer="layout" svg:width="0.493cm" svg:height="0.497cm" svg:x="11.582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421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116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691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247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783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972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288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6cm" svg:y="19.52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4.151cm" svg:height="0.497cm" svg:x="10.16cm" svg:y="20.111cm">
          <draw:text-box>
            <text:p text:style-name="P2"><text:span text:style-name="T8">access in the future. </text:span></text:p>
          </draw:text-box>
        </draw:frame>
        <draw:frame draw:style-name="gr3" draw:text-style-name="P4" draw:layer="layout" svg:width="1.86cm" svg:height="0.497cm" svg:x="6.985cm" svg:y="20.694cm">
          <draw:text-box>
            <text:p text:style-name="P2"><text:span text:style-name="T8">(7) When</text:span></text:p>
          </draw:text-box>
        </draw:frame>
        <draw:frame draw:style-name="gr3" draw:text-style-name="P4" draw:layer="layout" svg:width="1.162cm" svg:height="0.497cm" svg:x="9.2cm" svg:y="20.694cm">
          <draw:text-box>
            <text:p text:style-name="P2"><text:span text:style-name="T8">asked</text:span></text:p>
          </draw:text-box>
        </draw:frame>
        <draw:frame draw:style-name="gr3" draw:text-style-name="P4" draw:layer="layout" svg:width="0.59cm" svg:height="0.497cm" svg:x="10.735cm" svg:y="20.694cm">
          <draw:text-box>
            <text:p text:style-name="P2"><text:span text:style-name="T8">for</text:span></text:p>
          </draw:text-box>
        </draw:frame>
        <draw:frame draw:style-name="gr3" draw:text-style-name="P4" draw:layer="layout" svg:width="0.671cm" svg:height="0.497cm" svg:x="11.695cm" svg:y="20.694cm">
          <draw:text-box>
            <text:p text:style-name="P2"><text:span text:style-name="T8">the</text:span></text:p>
          </draw:text-box>
        </draw:frame>
        <draw:frame draw:style-name="gr3" draw:text-style-name="P4" draw:layer="layout" svg:width="2.131cm" svg:height="0.497cm" svg:x="12.739cm" svg:y="20.694cm">
          <draw:text-box>
            <text:p text:style-name="P2"><text:span text:style-name="T8">username,</text:span></text:p>
          </draw:text-box>
        </draw:frame>
        <draw:frame draw:style-name="gr3" draw:text-style-name="P4" draw:layer="layout" svg:width="0.701cm" svg:height="0.497cm" svg:x="15.244cm" svg:y="20.694cm">
          <draw:text-box>
            <text:p text:style-name="P2"><text:span text:style-name="T8">use</text:span></text:p>
          </draw:text-box>
        </draw:frame>
        <draw:frame draw:style-name="gr3" draw:text-style-name="P4" draw:layer="layout" svg:width="0.921cm" svg:height="0.497cm" svg:x="16.316cm" svg:y="20.694cm">
          <draw:text-box>
            <text:p text:style-name="P2"><text:span text:style-name="T8">your</text:span></text:p>
          </draw:text-box>
        </draw:frame>
        <draw:frame draw:style-name="gr3" draw:text-style-name="P4" draw:layer="layout" svg:width="1.441cm" svg:height="0.497cm" svg:x="17.607cm" svg:y="20.694cm">
          <draw:text-box>
            <text:p text:style-name="P2"><text:span text:style-name="T8">TNtech</text:span></text:p>
          </draw:text-box>
        </draw:frame>
        <draw:frame draw:style-name="gr3" draw:text-style-name="P4" draw:layer="layout" svg:width="0.493cm" svg:height="0.497cm" svg:x="8.823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358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317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361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87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942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233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6cm" svg:y="20.694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0.23cm" svg:height="0.497cm" svg:x="7.62cm" svg:y="21.275cm">
          <draw:text-box>
            <text:p text:style-name="P2"><text:span text:style-name="T8">username you entered when creating the SSH key. </text:span></text:p>
          </draw:text-box>
        </draw:frame>
        <draw:frame draw:style-name="gr3" draw:text-style-name="P4" draw:layer="layout" svg:width="0.493cm" svg:height="0.497cm" svg:x="20.387cm" svg:y="21.275cm">
          <draw:text-box>
            <text:p text:style-name="P2"><text:span text:style-name="T8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39.7cm" svg:x="0cm" svg:y="-111.76cm" svg:viewBox="0 0 21591 139701" draw:points="0,0 21591,0 21591,139701 0,139701">
          <text:p/>
        </draw:polygon>
        <draw:polygon draw:style-name="gr1" draw:text-style-name="P1" draw:layer="layout" svg:width="21.59cm" svg:height="27.914cm" svg:x="0cm" svg:y="0cm" svg:viewBox="0 0 21591 27915" draw:points="0,0 21591,0 21591,27915 0,27915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9.612cm" svg:height="0.497cm" svg:x="2.54cm" svg:y="3.073cm">
          <draw:text-box>
            <text:p text:style-name="P2"><text:span text:style-name="T16">INDIVIDUAL HOMEWORK (Do not collaborate) </text:span></text:p>
          </draw:text-box>
        </draw:frame>
        <draw:frame draw:style-name="gr3" draw:text-style-name="P4" draw:layer="layout" svg:width="16.258cm" svg:height="0.497cm" svg:x="2.54cm" svg:y="4.078cm">
          <draw:text-box>
            <text:p text:style-name="P2"><text:span text:style-name="T16">Please submit a PDF with your work. You might find the “man” command to be</text:span></text:p>
          </draw:text-box>
        </draw:frame>
        <draw:frame draw:style-name="gr3" draw:text-style-name="P4" draw:layer="layout" svg:width="0.493cm" svg:height="0.497cm" svg:x="3.859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5.419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5.8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6.738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7.803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8.879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0.195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1.12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2.45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3.395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4.217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5.692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7.854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8.401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0.493cm" svg:height="0.497cm" svg:x="19.025cm" svg:y="4.078cm">
          <draw:text-box>
            <text:p text:style-name="P2"><text:span text:style-name="T16"><text:s/></text:span></text:p>
          </draw:text-box>
        </draw:frame>
        <draw:frame draw:style-name="gr3" draw:text-style-name="P4" draw:layer="layout" svg:width="2.508cm" svg:height="0.497cm" svg:x="2.54cm" svg:y="4.661cm">
          <draw:text-box>
            <text:p text:style-name="P2"><text:span text:style-name="T16">very useful. </text:span></text:p>
          </draw:text-box>
        </draw:frame>
        <draw:frame draw:style-name="gr2" draw:text-style-name="P3" draw:layer="layout" svg:width="0.387cm" svg:height="0.39cm" svg:x="2.54cm" svg:y="5.63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1.263cm" svg:height="0.497cm" svg:x="2.54cm" svg:y="6.566cm">
          <draw:text-box>
            <text:p text:style-name="P2"><text:span text:style-name="T9">SSH into two instances and perform the following tests: </text:span></text:p>
          </draw:text-box>
        </draw:frame>
        <draw:frame draw:style-name="gr2" draw:text-style-name="P3" draw:layer="layout" svg:width="0.387cm" svg:height="0.39cm" svg:x="2.54cm" svg:y="7.541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3cm" svg:height="0.497cm" svg:x="2.54cm" svg:y="8.471cm">
          <draw:text-box>
            <text:p text:style-name="P2"><text:span text:style-name="T8">1.</text:span></text:p>
          </draw:text-box>
        </draw:frame>
        <draw:frame draw:style-name="gr3" draw:text-style-name="P4" draw:layer="layout" svg:width="0.789cm" svg:height="0.497cm" svg:x="3.08cm" svg:y="8.471cm">
          <draw:text-box>
            <text:p text:style-name="P2"><text:span text:style-name="T8">Run</text:span></text:p>
          </draw:text-box>
        </draw:frame>
        <draw:frame draw:style-name="gr3" draw:text-style-name="P4" draw:layer="layout" svg:width="0.493cm" svg:height="0.581cm" svg:x="4.029cm" svg:y="8.379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891cm" svg:height="0.497cm" svg:x="4.029cm" svg:y="8.471cm">
          <draw:text-box>
            <text:p text:style-name="P2"><text:span text:style-name="T15">ping</text:span></text:p>
          </draw:text-box>
        </draw:frame>
        <draw:frame draw:style-name="gr3" draw:text-style-name="P4" draw:layer="layout" svg:width="0.493cm" svg:height="0.581cm" svg:x="5.08cm" svg:y="8.379cm">
          <draw:text-box>
            <text:p text:style-name="P2"><text:span text:style-name="T10">​</text:span></text:p>
          </draw:text-box>
        </draw:frame>
        <draw:frame draw:style-name="gr3" draw:text-style-name="P4" draw:layer="layout" svg:width="10.099cm" svg:height="0.497cm" svg:x="5.08cm" svg:y="8.471cm">
          <draw:text-box>
            <text:p text:style-name="P2"><text:span text:style-name="T8">between two instances and record the outputs for</text:span></text:p>
          </draw:text-box>
        </draw:frame>
        <draw:frame draw:style-name="gr3" draw:text-style-name="P4" draw:layer="layout" svg:width="0.493cm" svg:height="0.581cm" svg:x="15.494cm" svg:y="8.379cm">
          <draw:text-box>
            <text:p text:style-name="P2"><text:span text:style-name="T10">​</text:span></text:p>
          </draw:text-box>
        </draw:frame>
        <draw:frame draw:style-name="gr3" draw:text-style-name="P4" draw:layer="layout" svg:width="3.503cm" svg:height="0.497cm" svg:x="15.494cm" svg:y="8.471cm">
          <draw:text-box>
            <text:p text:style-name="P2"><text:span text:style-name="T17">both</text:span><text:span text:style-name="T8"> internal and</text:span></text:p>
          </draw:text-box>
        </draw:frame>
        <draw:frame draw:style-name="gr3" draw:text-style-name="P4" draw:layer="layout" svg:width="0.493cm" svg:height="0.497cm" svg:x="2.914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3.866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914cm" svg:y="8.471cm">
          <draw:text-box>
            <text:p text:style-name="P2"><text:span text:style-name="T15"><text:s/></text:span></text:p>
          </draw:text-box>
        </draw:frame>
        <draw:frame draw:style-name="gr3" draw:text-style-name="P4" draw:layer="layout" svg:width="0.493cm" svg:height="0.497cm" svg:x="6.851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768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9.779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672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129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936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637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356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47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15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43cm" svg:y="8.471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5.273cm" svg:height="0.497cm" svg:x="2.54cm" svg:y="9.053cm">
          <draw:text-box>
            <text:p text:style-name="P2"><text:span text:style-name="T8">external interfaces. (5pts) </text:span></text:p>
          </draw:text-box>
        </draw:frame>
        <draw:frame draw:style-name="gr3" draw:text-style-name="P4" draw:layer="layout" svg:width="16.355cm" svg:height="0.497cm" svg:x="2.54cm" svg:y="10.058cm">
          <draw:text-box>
            <text:p text:style-name="P2"><text:span text:style-name="T8">2. Submit the output as a screenshot and a table that briefly explains each field of</text:span></text:p>
          </draw:text-box>
        </draw:frame>
        <draw:frame draw:style-name="gr3" draw:text-style-name="P4" draw:layer="layout" svg:width="0.493cm" svg:height="0.497cm" svg:x="2.914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47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5.278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6.784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352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726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04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908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254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386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324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711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457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519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51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2cm" svg:y="10.058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909cm" svg:height="0.497cm" svg:x="2.54cm" svg:y="10.639cm">
          <draw:text-box>
            <text:p text:style-name="P2"><text:span text:style-name="T8">the output. (20pts) </text:span></text:p>
          </draw:text-box>
        </draw:frame>
        <draw:frame draw:style-name="gr3" draw:text-style-name="P4" draw:layer="layout" svg:width="14.052cm" svg:height="0.497cm" svg:x="2.54cm" svg:y="11.646cm">
          <draw:text-box>
            <text:p text:style-name="P2"><text:span text:style-name="T8">3. Install traceroute (sudo apt update &amp;&amp; sudo apt install traceroute). </text:span></text:p>
          </draw:text-box>
        </draw:frame>
        <draw:frame draw:style-name="gr3" draw:text-style-name="P4" draw:layer="layout" svg:width="1.386cm" svg:height="0.497cm" svg:x="2.54cm" svg:y="12.65cm">
          <draw:text-box>
            <text:p text:style-name="P2"><text:span text:style-name="T8">4. Run </text:span></text:p>
          </draw:text-box>
        </draw:frame>
        <draw:frame draw:style-name="gr3" draw:text-style-name="P4" draw:layer="layout" svg:width="0.493cm" svg:height="0.581cm" svg:x="3.926cm" svg:y="12.559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191cm" svg:height="0.497cm" svg:x="3.926cm" svg:y="12.65cm">
          <draw:text-box>
            <text:p text:style-name="P2"><text:span text:style-name="T15">traceroute</text:span></text:p>
          </draw:text-box>
        </draw:frame>
        <draw:frame draw:style-name="gr3" draw:text-style-name="P4" draw:layer="layout" svg:width="0.493cm" svg:height="0.581cm" svg:x="6.096cm" svg:y="12.559cm">
          <draw:text-box>
            <text:p text:style-name="P2"><text:span text:style-name="T10">​</text:span></text:p>
          </draw:text-box>
        </draw:frame>
        <draw:frame draw:style-name="gr3" draw:text-style-name="P4" draw:layer="layout" svg:width="8.143cm" svg:height="0.497cm" svg:x="6.096cm" svg:y="12.65cm">
          <draw:text-box>
            <text:p text:style-name="P2"><text:span text:style-name="T8"><text:s/></text:span><text:span text:style-name="T8">to tntech.edu, record the output (5 pts) </text:span></text:p>
          </draw:text-box>
        </draw:frame>
        <draw:frame draw:style-name="gr3" draw:text-style-name="P4" draw:layer="layout" svg:width="0.493cm" svg:height="0.497cm" svg:x="2.54cm" svg:y="13.655cm">
          <draw:text-box>
            <text:p text:style-name="P2"><text:span text:style-name="T8">5.</text:span></text:p>
          </draw:text-box>
        </draw:frame>
        <draw:frame draw:style-name="gr3" draw:text-style-name="P4" draw:layer="layout" svg:width="15.344cm" svg:height="0.497cm" svg:x="3.08cm" svg:y="13.655cm">
          <draw:text-box>
            <text:p text:style-name="P2"><text:span text:style-name="T8">Submit the output as a screenshot and a table that briefly explains each field</text:span></text:p>
          </draw:text-box>
        </draw:frame>
        <draw:frame draw:style-name="gr3" draw:text-style-name="P4" draw:layer="layout" svg:width="0.493cm" svg:height="0.497cm" svg:x="2.914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498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5.33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6.865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458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86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224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144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546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28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3.72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5.162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6.933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02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9cm" svg:y="13.655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1.636cm" svg:height="0.497cm" svg:x="2.54cm" svg:y="14.238cm">
          <draw:text-box>
            <text:p text:style-name="P2"><text:span text:style-name="T8">(20 pts) </text:span></text:p>
          </draw:text-box>
        </draw:frame>
        <draw:frame draw:style-name="gr3" draw:text-style-name="P4" draw:layer="layout" svg:width="1.386cm" svg:height="0.497cm" svg:x="2.54cm" svg:y="15.244cm">
          <draw:text-box>
            <text:p text:style-name="P2"><text:span text:style-name="T8">6. Run </text:span></text:p>
          </draw:text-box>
        </draw:frame>
        <draw:frame draw:style-name="gr3" draw:text-style-name="P4" draw:layer="layout" svg:width="0.493cm" svg:height="0.581cm" svg:x="3.926cm" svg:y="15.152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53cm" svg:height="0.497cm" svg:x="3.926cm" svg:y="15.244cm">
          <draw:text-box>
            <text:p text:style-name="P2"><text:span text:style-name="T15">ifconfig</text:span></text:p>
          </draw:text-box>
        </draw:frame>
        <draw:frame draw:style-name="gr3" draw:text-style-name="P4" draw:layer="layout" svg:width="0.493cm" svg:height="0.581cm" svg:x="5.45cm" svg:y="15.152cm">
          <draw:text-box>
            <text:p text:style-name="P2"><text:span text:style-name="T10">​</text:span></text:p>
          </draw:text-box>
        </draw:frame>
        <draw:frame draw:style-name="gr3" draw:text-style-name="P4" draw:layer="layout" svg:width="6.064cm" svg:height="0.497cm" svg:x="5.45cm" svg:y="15.244cm">
          <draw:text-box>
            <text:p text:style-name="P2"><text:span text:style-name="T8"><text:s/></text:span><text:span text:style-name="T8">and record the output. (5pts) </text:span></text:p>
          </draw:text-box>
        </draw:frame>
        <draw:frame draw:style-name="gr3" draw:text-style-name="P4" draw:layer="layout" svg:width="0.493cm" svg:height="0.497cm" svg:x="2.54cm" svg:y="16.249cm">
          <draw:text-box>
            <text:p text:style-name="P2"><text:span text:style-name="T8">7.</text:span></text:p>
          </draw:text-box>
        </draw:frame>
        <draw:frame draw:style-name="gr3" draw:text-style-name="P4" draw:layer="layout" svg:width="1.42cm" svg:height="0.497cm" svg:x="3.186cm" svg:y="16.249cm">
          <draw:text-box>
            <text:p text:style-name="P2"><text:span text:style-name="T8">Submit</text:span></text:p>
          </draw:text-box>
        </draw:frame>
        <draw:frame draw:style-name="gr3" draw:text-style-name="P4" draw:layer="layout" svg:width="2.148cm" svg:height="0.497cm" svg:x="4.872cm" svg:y="16.249cm">
          <draw:text-box>
            <text:p text:style-name="P2"><text:span text:style-name="T8">the output</text:span></text:p>
          </draw:text-box>
        </draw:frame>
        <draw:frame draw:style-name="gr3" draw:text-style-name="P4" draw:layer="layout" svg:width="0.493cm" svg:height="0.497cm" svg:x="7.451cm" svg:y="16.249cm">
          <draw:text-box>
            <text:p text:style-name="P2"><text:span text:style-name="T8">as</text:span></text:p>
          </draw:text-box>
        </draw:frame>
        <draw:frame draw:style-name="gr3" draw:text-style-name="P4" draw:layer="layout" svg:width="2.555cm" svg:height="0.497cm" svg:x="8.153cm" svg:y="16.249cm">
          <draw:text-box>
            <text:p text:style-name="P2"><text:span text:style-name="T8">a screenshot</text:span></text:p>
          </draw:text-box>
        </draw:frame>
        <draw:frame draw:style-name="gr3" draw:text-style-name="P4" draw:layer="layout" svg:width="6.708cm" svg:height="0.497cm" svg:x="11.077cm" svg:y="16.249cm">
          <draw:text-box>
            <text:p text:style-name="P2"><text:span text:style-name="T8">and the following information for</text:span></text:p>
          </draw:text-box>
        </draw:frame>
        <draw:frame draw:style-name="gr3" draw:text-style-name="P4" draw:layer="layout" svg:width="0.497cm" svg:height="0.497cm" svg:x="18.546cm" svg:y="16.249cm">
          <draw:text-box>
            <text:p text:style-name="P2"><text:span text:style-name="T8">an</text:span></text:p>
          </draw:text-box>
        </draw:frame>
        <draw:frame draw:style-name="gr3" draw:text-style-name="P4" draw:layer="layout" svg:width="0.493cm" svg:height="0.497cm" svg:x="2.914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4.604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5.542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183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7.881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8.389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0.834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1.832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2.746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4.845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7.473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8.299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0.493cm" svg:height="0.497cm" svg:x="19.039cm" svg:y="16.249cm">
          <draw:text-box>
            <text:p text:style-name="P2"><text:span text:style-name="T8"><text:s/></text:span></text:p>
          </draw:text-box>
        </draw:frame>
        <draw:frame draw:style-name="gr3" draw:text-style-name="P4" draw:layer="layout" svg:width="3.266cm" svg:height="0.497cm" svg:x="2.54cm" svg:y="16.83cm">
          <draw:text-box>
            <text:p text:style-name="P2"><text:span text:style-name="T8">interface that is </text:span></text:p>
          </draw:text-box>
        </draw:frame>
        <draw:frame draw:style-name="gr3" draw:text-style-name="P4" draw:layer="layout" svg:width="0.493cm" svg:height="0.581cm" svg:x="5.807cm" svg:y="16.739cm">
          <draw:text-box>
            <text:p text:style-name="P2"><text:span text:style-name="T10">​</text:span></text:p>
          </draw:text-box>
        </draw:frame>
        <draw:frame draw:style-name="gr3" draw:text-style-name="P4" draw:layer="layout" svg:width="1.568cm" svg:height="0.497cm" svg:x="5.807cm" svg:y="16.83cm">
          <draw:text-box>
            <text:p text:style-name="P2"><text:span text:style-name="T18">not “lo”</text:span></text:p>
          </draw:text-box>
        </draw:frame>
        <draw:frame draw:style-name="gr6" draw:text-style-name="P7" draw:layer="layout" svg:width="0.511cm" svg:height="0.602cm" svg:x="7.482cm" svg:y="16.73cm">
          <draw:text-box>
            <text:p text:style-name="P2"><text:span text:style-name="T19">​</text:span></text:p>
          </draw:text-box>
        </draw:frame>
        <draw:frame draw:style-name="gr3" draw:text-style-name="P4" draw:layer="layout" svg:width="11.665cm" svg:height="0.497cm" svg:x="7.37cm" svg:y="16.83cm">
          <draw:text-box>
            <text:p text:style-name="P2"><text:span text:style-name="T8">: IP address, Ethernet Address, netmask, and MTU (20pts) </text:span></text:p>
          </draw:text-box>
        </draw:frame>
        <draw:frame draw:style-name="gr3" draw:text-style-name="P4" draw:layer="layout" svg:width="1.386cm" svg:height="0.497cm" svg:x="2.54cm" svg:y="17.837cm">
          <draw:text-box>
            <text:p text:style-name="P2"><text:span text:style-name="T8">8. Run </text:span></text:p>
          </draw:text-box>
        </draw:frame>
        <draw:frame draw:style-name="gr3" draw:text-style-name="P4" draw:layer="layout" svg:width="0.493cm" svg:height="0.581cm" svg:x="3.926cm" svg:y="17.745cm">
          <draw:text-box>
            <text:p text:style-name="P2"><text:span text:style-name="T10">​</text:span></text:p>
          </draw:text-box>
        </draw:frame>
        <draw:frame draw:style-name="gr3" draw:text-style-name="P4" draw:layer="layout" svg:width="2.957cm" svg:height="0.497cm" svg:x="3.926cm" svg:y="17.837cm">
          <draw:text-box>
            <text:p text:style-name="P2"><text:span text:style-name="T15">ip route show </text:span></text:p>
          </draw:text-box>
        </draw:frame>
        <draw:frame draw:style-name="gr3" draw:text-style-name="P4" draw:layer="layout" svg:width="0.493cm" svg:height="0.581cm" svg:x="6.865cm" svg:y="17.745cm">
          <draw:text-box>
            <text:p text:style-name="P2"><text:span text:style-name="T10">​</text:span></text:p>
          </draw:text-box>
        </draw:frame>
        <draw:frame draw:style-name="gr3" draw:text-style-name="P4" draw:layer="layout" svg:width="9.205cm" svg:height="0.497cm" svg:x="6.865cm" svg:y="17.837cm">
          <draw:text-box>
            <text:p text:style-name="P2"><text:span text:style-name="T8">and submit the output as a screenshot (5 pts) </text:span></text:p>
          </draw:text-box>
        </draw:frame>
        <draw:frame draw:style-name="gr3" draw:text-style-name="P4" draw:layer="layout" svg:width="8.871cm" svg:height="0.497cm" svg:x="2.54cm" svg:y="18.841cm">
          <draw:text-box>
            <text:p text:style-name="P2"><text:span text:style-name="T8">9. Explain the first line of the output (20 pts)</text:span></text:p>
          </draw:text-box>
        </draw:frame>
        <draw:frame draw:style-name="gr4" draw:text-style-name="P5" draw:layer="layout" svg:width="0.528cm" svg:height="0.53cm" svg:x="11.419cm" svg:y="18.812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387cm" svg:height="0.39cm" svg:x="2.54cm" svg:y="19.8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2.54cm" svg:y="20.7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2.54cm" svg:y="21.6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7cm" svg:height="0.39cm" svg:x="2.54cm" svg:y="22.093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1" svg:font-family="Carlito"/>
    <style:font-face style:name="DejaVu Sans1" svg:font-family="'DejaVu Sans'"/>
    <style:font-face style:name="Liberation Sans2" svg:font-family="'Liberation Sans'"/>
    <style:font-face style:name="Bitstream Vera Sans1" svg:font-family="'Bitstream Vera Sans'" style:font-pitch="variable"/>
    <style:font-face style:name="Carlito" svg:font-family="Carlito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1-20T08:45:08.958350921</dc:date>
    <meta:editing-duration>PT1M34S</meta:editing-duration>
    <meta:editing-cycles>1</meta:editing-cycles>
    <meta:document-statistic meta:object-count="575"/>
    <meta:generator>LibreOffice/7.0.3.1$Linux_X86_64 LibreOffice_project/00$Build-1</meta:generator>
  </office:meta>
</office:document-meta>
</file>